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5.466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5.327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1.358cm"/>
    </style:style>
    <style:style style:name="co11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3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row table:style-name="ro1">
          <table:table-cell table:number-columns-repeated="11"/>
          <table:table-cell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Year/Month</text:p>
          </table:table-cell>
          <table:table-cell table:style-name="ce3" office:value-type="string">
            <text:p>ATGM type:</text:p>
          </table:table-cell>
          <table:table-cell table:style-name="ce3" office:value-type="string">
            <text:p>9K11 Malyutka (AT-3 Sagger)</text:p>
          </table:table-cell>
          <table:table-cell table:style-name="ce3" office:value-type="string">
            <text:p>9K111 Fagot (AT-4 Spigot)</text:p>
          </table:table-cell>
          <table:table-cell table:style-name="ce3" office:value-type="string">
            <text:p>9M113 Konkurs (AT-5 Spandrel)</text:p>
          </table:table-cell>
          <table:table-cell table:style-name="ce3" office:value-type="string">
            <text:p>9K115 Metis (AT-7 Saxhorn)</text:p>
          </table:table-cell>
          <table:table-cell table:style-name="ce3" office:value-type="string">
            <text:p>9M133 Kornet (AT-14 Spriggan)</text:p>
          </table:table-cell>
          <table:table-cell table:style-name="ce3" office:value-type="string">
            <text:p>BGM-71 TOW</text:p>
          </table:table-cell>
          <table:table-cell table:style-name="ce3" office:value-type="string">
            <text:p>Milan</text:p>
          </table:table-cell>
          <table:table-cell table:style-name="ce3" office:value-type="string">
            <text:p>HJ-8 Red Arrow</text:p>
          </table:table-cell>
          <table:table-cell table:style-name="ce3" office:value-type="string">
            <text:p>Unknown ATGM</text:p>
          </table:table-cell>
          <table:table-cell table:style-name="ce3" office:value-type="string">
            <text:p>all types</text:p>
          </table:table-cell>
          <table:table-cell table:number-columns-repeated="2"/>
        </table:table-row>
        <table:table-row table:style-name="ro1">
          <table:table-cell table:style-name="ce1" office:value-type="float" office:value="2011">
            <text:p>2011</text:p>
          </table:table-cell>
          <table:table-cell table:style-name="ce3" table:number-columns-repeated="11"/>
          <table:table-cell table:number-columns-repeated="2"/>
        </table:table-row>
        <table:table-row table:style-name="ro1">
          <table:table-cell table:style-name="ce1" office:value-type="string">
            <text:p>January</text:p>
          </table:table-cell>
          <table:table-cell table:style-name="ce3"/>
          <table:table-cell table:number-columns-repeated="9" table:style-name="ce3" office:value-type="float" office:value="0">
            <text:p>0</text:p>
          </table:table-cell>
          <table:table-cell table:style-name="ce3" table:formula="of:=SUM([.C4:.K4])" office:value-type="float" office:value="0">
            <text:p>0</text:p>
          </table:table-cell>
          <table:table-cell office:value-type="float" office:value="2011">
            <text:p>201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February</text:p>
          </table:table-cell>
          <table:table-cell table:style-name="ce3"/>
          <table:table-cell table:number-columns-repeated="9" table:style-name="ce3" office:value-type="float" office:value="0">
            <text:p>0</text:p>
          </table:table-cell>
          <table:table-cell table:style-name="ce3" table:formula="of:=SUM([.C5:.K5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arch</text:p>
          </table:table-cell>
          <table:table-cell table:style-name="ce3"/>
          <table:table-cell table:number-columns-repeated="9" table:style-name="ce3" office:value-type="float" office:value="0">
            <text:p>0</text:p>
          </table:table-cell>
          <table:table-cell table:style-name="ce3" table:formula="of:=SUM([.C6:.K6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April</text:p>
          </table:table-cell>
          <table:table-cell table:style-name="ce3"/>
          <table:table-cell table:number-columns-repeated="9" table:style-name="ce3" office:value-type="float" office:value="0">
            <text:p>0</text:p>
          </table:table-cell>
          <table:table-cell table:style-name="ce3" table:formula="of:=SUM([.C7:.K7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ay</text:p>
          </table:table-cell>
          <table:table-cell table:style-name="ce3"/>
          <table:table-cell table:number-columns-repeated="9" table:style-name="ce3" office:value-type="float" office:value="0">
            <text:p>0</text:p>
          </table:table-cell>
          <table:table-cell table:style-name="ce3" table:formula="of:=SUM([.C8:.K8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June</text:p>
          </table:table-cell>
          <table:table-cell table:style-name="ce3"/>
          <table:table-cell table:number-columns-repeated="9" table:style-name="ce3" office:value-type="float" office:value="0">
            <text:p>0</text:p>
          </table:table-cell>
          <table:table-cell table:style-name="ce3" table:formula="of:=SUM([.C9:.K9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July</text:p>
          </table:table-cell>
          <table:table-cell table:style-name="ce3"/>
          <table:table-cell table:number-columns-repeated="9" table:style-name="ce3" office:value-type="float" office:value="0">
            <text:p>0</text:p>
          </table:table-cell>
          <table:table-cell table:style-name="ce3" table:formula="of:=SUM([.C10:.K10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August</text:p>
          </table:table-cell>
          <table:table-cell table:style-name="ce3"/>
          <table:table-cell table:number-columns-repeated="9" table:style-name="ce3" office:value-type="float" office:value="0">
            <text:p>0</text:p>
          </table:table-cell>
          <table:table-cell table:style-name="ce3" table:formula="of:=SUM([.C11:.K11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September</text:p>
          </table:table-cell>
          <table:table-cell table:style-name="ce3"/>
          <table:table-cell table:number-columns-repeated="9" table:style-name="ce3" office:value-type="float" office:value="0">
            <text:p>0</text:p>
          </table:table-cell>
          <table:table-cell table:style-name="ce3" table:formula="of:=SUM([.C12:.K12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October</text:p>
          </table:table-cell>
          <table:table-cell table:style-name="ce3"/>
          <table:table-cell table:number-columns-repeated="9" table:style-name="ce3" office:value-type="float" office:value="0">
            <text:p>0</text:p>
          </table:table-cell>
          <table:table-cell table:style-name="ce3" table:formula="of:=SUM([.C13:.K13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November</text:p>
          </table:table-cell>
          <table:table-cell table:style-name="ce3"/>
          <table:table-cell table:number-columns-repeated="9" table:style-name="ce3" office:value-type="float" office:value="0">
            <text:p>0</text:p>
          </table:table-cell>
          <table:table-cell table:style-name="ce3" table:formula="of:=SUM([.C14:.K14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ecember</text:p>
          </table:table-cell>
          <table:table-cell table:style-name="ce3"/>
          <table:table-cell table:number-columns-repeated="9" table:style-name="ce3" office:value-type="float" office:value="0">
            <text:p>0</text:p>
          </table:table-cell>
          <table:table-cell table:style-name="ce3" table:formula="of:=SUM([.C15:.K15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2"/>
          <table:table-cell table:number-columns-repeated="11"/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Total for 2011</text:p>
          </table:table-cell>
          <table:table-cell/>
          <table:table-cell table:formula="of:=SUM([.C4:.C15])" office:value-type="float" office:value="0">
            <text:p>0</text:p>
          </table:table-cell>
          <table:table-cell table:formula="of:=SUM([.D4:.D15])" office:value-type="float" office:value="0">
            <text:p>0</text:p>
          </table:table-cell>
          <table:table-cell table:formula="of:=SUM([.E4:.E15])" office:value-type="float" office:value="0">
            <text:p>0</text:p>
          </table:table-cell>
          <table:table-cell table:formula="of:=SUM([.F4:.F15])" office:value-type="float" office:value="0">
            <text:p>0</text:p>
          </table:table-cell>
          <table:table-cell table:formula="of:=SUM([.G4:.G15])" office:value-type="float" office:value="0">
            <text:p>0</text:p>
          </table:table-cell>
          <table:table-cell table:formula="of:=SUM([.H4:.H15])" office:value-type="float" office:value="0">
            <text:p>0</text:p>
          </table:table-cell>
          <table:table-cell table:formula="of:=SUM([.I4:.I15])" office:value-type="float" office:value="0">
            <text:p>0</text:p>
          </table:table-cell>
          <table:table-cell table:formula="of:=SUM([.J4:.J15])" office:value-type="float" office:value="0">
            <text:p>0</text:p>
          </table:table-cell>
          <table:table-cell table:formula="of:=SUM([.K4:.K15])" office:value-type="float" office:value="0">
            <text:p>0</text:p>
          </table:table-cell>
          <table:table-cell table:formula="of:=SUM([.L4:.L15]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2012">
            <text:p>2012</text:p>
          </table:table-cell>
          <table:table-cell table:style-name="ce3" office:value-type="string">
            <text:p>ATGM type:</text:p>
          </table:table-cell>
          <table:table-cell table:style-name="ce3" office:value-type="string">
            <text:p>9K11 Malyutka (AT-3 Sagger)</text:p>
          </table:table-cell>
          <table:table-cell table:style-name="ce3" office:value-type="string">
            <text:p>9K111 Fagot (AT-4 Spigot)</text:p>
          </table:table-cell>
          <table:table-cell table:style-name="ce3" office:value-type="string">
            <text:p>9M113 Konkurs (AT-5 Spandrel)</text:p>
          </table:table-cell>
          <table:table-cell table:style-name="ce3" office:value-type="string">
            <text:p>9K115 Metis (AT-7 Saxhorn)</text:p>
          </table:table-cell>
          <table:table-cell table:style-name="ce3" office:value-type="string">
            <text:p>9M133 Kornet (AT-14 Spriggan)</text:p>
          </table:table-cell>
          <table:table-cell table:style-name="ce3" office:value-type="string">
            <text:p>BGM-71 TOW</text:p>
          </table:table-cell>
          <table:table-cell table:style-name="ce3" office:value-type="string">
            <text:p>Milan</text:p>
          </table:table-cell>
          <table:table-cell table:style-name="ce3" office:value-type="string">
            <text:p>HJ-8 Red Arrow</text:p>
          </table:table-cell>
          <table:table-cell table:style-name="ce3" office:value-type="string">
            <text:p>Unknown ATGM</text:p>
          </table:table-cell>
          <table:table-cell office:value-type="string">
            <text:p>all types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January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19:.K19]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February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20:.K20]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March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formula="of:=SUM([.C21:.K21])" office:value-type="float" office:value="2">
            <text:p>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pril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22:.K22]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May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23:.K23]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June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24:.K24]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July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25:.K25])" office:value-type="float" office:value="0">
            <text:p>0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August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26:.K26]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eptember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27:.K27])" office:value-type="float" office:value="0">
            <text:p>0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October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formula="of:=SUM([.C28:.K28])" office:value-type="float" office:value="2">
            <text:p>2</text:p>
          </table:table-cell>
          <table:table-cell office:value-type="float" office:value="2013">
            <text:p>2013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November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29:.K29])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December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formula="of:=SUM([.C30:.K30])" office:value-type="float" office:value="2">
            <text:p>2</text:p>
          </table:table-cell>
          <table:table-cell/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2"/>
          <table:table-cell table:number-columns-repeated="12"/>
          <table:table-cell table:style-name="ce3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Total for 2012</text:p>
          </table:table-cell>
          <table:table-cell/>
          <table:table-cell table:formula="of:=SUM([.C19:.C30])" office:value-type="float" office:value="0">
            <text:p>0</text:p>
          </table:table-cell>
          <table:table-cell table:formula="of:=SUM([.D19:.D30])" office:value-type="float" office:value="0">
            <text:p>0</text:p>
          </table:table-cell>
          <table:table-cell table:formula="of:=SUM([.E19:.E30])" office:value-type="float" office:value="4">
            <text:p>4</text:p>
          </table:table-cell>
          <table:table-cell table:formula="of:=SUM([.F19:.F30])" office:value-type="float" office:value="1">
            <text:p>1</text:p>
          </table:table-cell>
          <table:table-cell table:formula="of:=SUM([.G19:.G30])" office:value-type="float" office:value="1">
            <text:p>1</text:p>
          </table:table-cell>
          <table:table-cell table:formula="of:=SUM([.H19:.H30])" office:value-type="float" office:value="0">
            <text:p>0</text:p>
          </table:table-cell>
          <table:table-cell table:formula="of:=SUM([.I19:.I30])" office:value-type="float" office:value="0">
            <text:p>0</text:p>
          </table:table-cell>
          <table:table-cell table:formula="of:=SUM([.J19:.J30])" office:value-type="float" office:value="0">
            <text:p>0</text:p>
          </table:table-cell>
          <table:table-cell table:formula="of:=SUM([.K19:.K30])" office:value-type="float" office:value="0">
            <text:p>0</text:p>
          </table:table-cell>
          <table:table-cell table:formula="of:=SUM([.L19:.L30])" office:value-type="float" office:value="6">
            <text:p>6</text:p>
          </table:table-cell>
          <table:table-cell/>
          <table:table-cell table:style-name="ce3" office:value-type="float" office:value="16">
            <text:p>16</text:p>
          </table:table-cell>
        </table:table-row>
        <table:table-row table:style-name="ro1">
          <table:table-cell table:style-name="ce2" office:value-type="float" office:value="2013">
            <text:p>2013</text:p>
          </table:table-cell>
          <table:table-cell table:style-name="ce3" office:value-type="string">
            <text:p>ATGM type:</text:p>
          </table:table-cell>
          <table:table-cell table:style-name="ce3" office:value-type="string">
            <text:p>9K11 Malyutka (AT-3 Sagger)</text:p>
          </table:table-cell>
          <table:table-cell table:style-name="ce3" office:value-type="string">
            <text:p>9K111 Fagot (AT-4 Spigot)</text:p>
          </table:table-cell>
          <table:table-cell table:style-name="ce3" office:value-type="string">
            <text:p>9M113 Konkurs (AT-5 Spandrel)</text:p>
          </table:table-cell>
          <table:table-cell table:style-name="ce3" office:value-type="string">
            <text:p>9K115 Metis (AT-7 Saxhorn)</text:p>
          </table:table-cell>
          <table:table-cell table:style-name="ce3" office:value-type="string">
            <text:p>9M133 Kornet (AT-14 Spriggan)</text:p>
          </table:table-cell>
          <table:table-cell table:style-name="ce3" office:value-type="string">
            <text:p>BGM-71 TOW</text:p>
          </table:table-cell>
          <table:table-cell table:style-name="ce3" office:value-type="string">
            <text:p>Milan</text:p>
          </table:table-cell>
          <table:table-cell table:style-name="ce3" office:value-type="string">
            <text:p>HJ-8 Red Arrow</text:p>
          </table:table-cell>
          <table:table-cell table:style-name="ce3" office:value-type="string">
            <text:p>Unknown ATGM</text:p>
          </table:table-cell>
          <table:table-cell office:value-type="string">
            <text:p>all types</text:p>
          </table:table-cell>
          <table:table-cell/>
          <table:table-cell table:style-name="ce3" office:value-type="float" office:value="18">
            <text:p>18</text:p>
          </table:table-cell>
        </table:table-row>
        <table:table-row table:style-name="ro1">
          <table:table-cell table:style-name="ce2" office:value-type="string">
            <text:p>January</text:p>
          </table:table-cell>
          <table:table-cell/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formula="of:=SUM([.C34:.K34])" office:value-type="float" office:value="1">
            <text:p>1</text:p>
          </table:table-cell>
          <table:table-cell/>
          <table:table-cell table:style-name="ce3" office:value-type="float" office:value="13">
            <text:p>13</text:p>
          </table:table-cell>
        </table:table-row>
        <table:table-row table:style-name="ro1">
          <table:table-cell table:style-name="ce2" office:value-type="string">
            <text:p>February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35:.K35])" office:value-type="float" office:value="0">
            <text:p>0</text:p>
          </table:table-cell>
          <table:table-cell/>
          <table:table-cell table:style-name="ce3" office:value-type="float" office:value="11">
            <text:p>11</text:p>
          </table:table-cell>
        </table:table-row>
        <table:table-row table:style-name="ro1">
          <table:table-cell table:style-name="ce2" office:value-type="string">
            <text:p>March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36:.K36])" office:value-type="float" office:value="0">
            <text:p>0</text:p>
          </table:table-cell>
          <table:table-cell/>
          <table:table-cell table:style-name="ce3" office:value-type="float" office:value="18">
            <text:p>18</text:p>
          </table:table-cell>
        </table:table-row>
        <table:table-row table:style-name="ro1">
          <table:table-cell table:style-name="ce2" office:value-type="string">
            <text:p>April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0">
            <text:p>0</text:p>
          </table:table-cell>
          <table:table-cell table:formula="of:=SUM([.C37:.K37])" office:value-type="float" office:value="6">
            <text:p>6</text:p>
          </table:table-cell>
          <table:table-cell/>
          <table:table-cell table:style-name="ce3" office:value-type="float" office:value="14">
            <text:p>14</text:p>
          </table:table-cell>
        </table:table-row>
        <table:table-row table:style-name="ro1">
          <table:table-cell table:style-name="ce2" office:value-type="string">
            <text:p>May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formula="of:=SUM([.C38:.K38])" office:value-type="float" office:value="16">
            <text:p>16</text:p>
          </table:table-cell>
          <table:table-cell/>
          <table:table-cell table:style-name="ce3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June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formula="of:=SUM([.C39:.K39])" office:value-type="float" office:value="18">
            <text:p>18</text:p>
          </table:table-cell>
          <table:table-cell/>
          <table:table-cell table:style-name="ce3"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July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formula="of:=SUM([.C40:.K40])" office:value-type="float" office:value="13">
            <text:p>13</text:p>
          </table:table-cell>
          <table:table-cell office:value-type="float" office:value="2014">
            <text:p>2014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August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formula="of:=SUM([.C41:.K41])" office:value-type="float" office:value="11">
            <text:p>11</text:p>
          </table:table-cell>
          <table:table-cell/>
          <table:table-cell table:style-name="ce3" office:value-type="float" office:value="12">
            <text:p>12</text:p>
          </table:table-cell>
        </table:table-row>
        <table:table-row table:style-name="ro1">
          <table:table-cell table:style-name="ce2" office:value-type="string">
            <text:p>September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4">
            <text:p>4</text:p>
          </table:table-cell>
          <table:table-cell table:formula="of:=SUM([.C42:.K42])" office:value-type="float" office:value="18">
            <text:p>18</text:p>
          </table:table-cell>
          <table:table-cell/>
          <table:table-cell table:style-name="ce3" office:value-type="float" office:value="11">
            <text:p>11</text:p>
          </table:table-cell>
        </table:table-row>
        <table:table-row table:style-name="ro1">
          <table:table-cell table:style-name="ce2" office:value-type="string">
            <text:p>October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formula="of:=SUM([.C43:.K43])" office:value-type="float" office:value="14">
            <text:p>14</text:p>
          </table:table-cell>
          <table:table-cell/>
          <table:table-cell table:style-name="ce3" office:value-type="float" office:value="14">
            <text:p>14</text:p>
          </table:table-cell>
        </table:table-row>
        <table:table-row table:style-name="ro1">
          <table:table-cell table:style-name="ce2" office:value-type="string">
            <text:p>November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formula="of:=SUM([.C44:.K44])" office:value-type="float" office:value="9">
            <text:p>9</text:p>
          </table:table-cell>
          <table:table-cell/>
          <table:table-cell table:style-name="ce3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December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formula="of:=SUM([.C45:.K45])" office:value-type="float" office:value="7">
            <text:p>7</text:p>
          </table:table-cell>
          <table:table-cell/>
          <table:table-cell table:style-name="ce3" office:value-type="float" office:value="5">
            <text:p>5</text:p>
          </table:table-cell>
        </table:table-row>
        <table:table-row table:style-name="ro1">
          <table:table-cell table:style-name="ce2"/>
          <table:table-cell table:number-columns-repeated="12"/>
          <table:table-cell table:style-name="ce3" office:value-type="float" office:value="12">
            <text:p>12</text:p>
          </table:table-cell>
        </table:table-row>
        <table:table-row table:style-name="ro1">
          <table:table-cell table:style-name="ce2" office:value-type="string">
            <text:p>Total for 2013</text:p>
          </table:table-cell>
          <table:table-cell/>
          <table:table-cell table:formula="of:=SUM([.C34:.C45])" office:value-type="float" office:value="2">
            <text:p>2</text:p>
          </table:table-cell>
          <table:table-cell table:formula="of:=SUM([.D34:.D45])" office:value-type="float" office:value="0">
            <text:p>0</text:p>
          </table:table-cell>
          <table:table-cell table:formula="of:=SUM([.E34:.E45])" office:value-type="float" office:value="60">
            <text:p>60</text:p>
          </table:table-cell>
          <table:table-cell table:formula="of:=SUM([.F34:.F45])" office:value-type="float" office:value="7">
            <text:p>7</text:p>
          </table:table-cell>
          <table:table-cell table:formula="of:=SUM([.G34:.G45])" office:value-type="float" office:value="3">
            <text:p>3</text:p>
          </table:table-cell>
          <table:table-cell table:formula="of:=SUM([.H34:.H45])" office:value-type="float" office:value="0">
            <text:p>0</text:p>
          </table:table-cell>
          <table:table-cell table:formula="of:=SUM([.I34:.I45])" office:value-type="float" office:value="1">
            <text:p>1</text:p>
          </table:table-cell>
          <table:table-cell table:formula="of:=SUM([.J34:.J45])" office:value-type="float" office:value="22">
            <text:p>22</text:p>
          </table:table-cell>
          <table:table-cell table:formula="of:=SUM([.K34:.K45])" office:value-type="float" office:value="18">
            <text:p>18</text:p>
          </table:table-cell>
          <table:table-cell table:formula="of:=SUM([.L34:.L45])" office:value-type="float" office:value="113">
            <text:p>113</text:p>
          </table:table-cell>
          <table:table-cell/>
          <table:table-cell table:style-name="ce3" office:value-type="float" office:value="13">
            <text:p>13</text:p>
          </table:table-cell>
        </table:table-row>
        <table:table-row table:style-name="ro1">
          <table:table-cell table:style-name="ce2" office:value-type="float" office:value="2014">
            <text:p>2014</text:p>
          </table:table-cell>
          <table:table-cell table:style-name="ce3" office:value-type="string">
            <text:p>ATGM type:</text:p>
          </table:table-cell>
          <table:table-cell table:style-name="ce3" office:value-type="string">
            <text:p>9K11 Malyutka (AT-3 Sagger)</text:p>
          </table:table-cell>
          <table:table-cell table:style-name="ce3" office:value-type="string">
            <text:p>9K111 Fagot (AT-4 Spigot)</text:p>
          </table:table-cell>
          <table:table-cell table:style-name="ce3" office:value-type="string">
            <text:p>9M113 Konkurs (AT-5 Spandrel)</text:p>
          </table:table-cell>
          <table:table-cell table:style-name="ce3" office:value-type="string">
            <text:p>9K115 Metis (AT-7 Saxhorn)</text:p>
          </table:table-cell>
          <table:table-cell table:style-name="ce3" office:value-type="string">
            <text:p>9M133 Kornet (AT-14 Spriggan)</text:p>
          </table:table-cell>
          <table:table-cell table:style-name="ce3" office:value-type="string">
            <text:p>BGM-71 TOW</text:p>
          </table:table-cell>
          <table:table-cell table:style-name="ce3" office:value-type="string">
            <text:p>Milan</text:p>
          </table:table-cell>
          <table:table-cell table:style-name="ce3" office:value-type="string">
            <text:p>HJ-8 Red Arrow</text:p>
          </table:table-cell>
          <table:table-cell table:style-name="ce3" office:value-type="string">
            <text:p>Unknown ATGM</text:p>
          </table:table-cell>
          <table:table-cell office:value-type="string">
            <text:p>all types</text:p>
          </table:table-cell>
          <table:table-cell/>
          <table:table-cell table:style-name="ce3" office:value-type="float" office:value="22">
            <text:p>22</text:p>
          </table:table-cell>
        </table:table-row>
        <table:table-row table:style-name="ro1">
          <table:table-cell table:style-name="ce2" office:value-type="string">
            <text:p>January</text:p>
          </table:table-cell>
          <table:table-cell/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formula="of:=SUM([.C49:.K49])" office:value-type="float" office:value="2">
            <text:p>2</text:p>
          </table:table-cell>
          <table:table-cell/>
          <table:table-cell table:style-name="ce3" office:value-type="float" office:value="25">
            <text:p>25</text:p>
          </table:table-cell>
        </table:table-row>
        <table:table-row table:style-name="ro1">
          <table:table-cell table:style-name="ce2" office:value-type="string">
            <text:p>February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SUM([.C50:.K50])" office:value-type="float" office:value="12">
            <text:p>12</text:p>
          </table:table-cell>
          <table:table-cell/>
          <table:table-cell table:style-name="ce3" office:value-type="float" office:value="22">
            <text:p>22</text:p>
          </table:table-cell>
        </table:table-row>
        <table:table-row table:style-name="ro1">
          <table:table-cell table:style-name="ce2" office:value-type="string">
            <text:p>March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formula="of:=SUM([.C51:.K51])" office:value-type="float" office:value="11">
            <text:p>11</text:p>
          </table:table-cell>
          <table:table-cell/>
          <table:table-cell table:style-name="ce3" office:value-type="float" office:value="12">
            <text:p>12</text:p>
          </table:table-cell>
        </table:table-row>
        <table:table-row table:style-name="ro1">
          <table:table-cell table:style-name="ce2" office:value-type="string">
            <text:p>April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formula="of:=SUM([.C52:.K52])" office:value-type="float" office:value="14">
            <text:p>14</text:p>
          </table:table-cell>
          <table:table-cell office:value-type="float" office:value="2015">
            <text:p>2015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May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formula="of:=SUM([.C53:.K53])" office:value-type="float" office:value="10">
            <text:p>10</text:p>
          </table:table-cell>
          <table:table-cell/>
          <table:table-cell table:style-name="ce3" office:value-type="float" office:value="20">
            <text:p>20</text:p>
          </table:table-cell>
        </table:table-row>
        <table:table-row table:style-name="ro1">
          <table:table-cell table:style-name="ce2" office:value-type="string">
            <text:p>June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SUM([.C54:.K54])" office:value-type="float" office:value="5">
            <text:p>5</text:p>
          </table:table-cell>
          <table:table-cell/>
          <table:table-cell table:style-name="ce3"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July</text:p>
          </table:table-cell>
          <table:table-cell/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formula="of:=SUM([.C55:.K55])" office:value-type="float" office:value="12">
            <text:p>12</text:p>
          </table:table-cell>
          <table:table-cell/>
          <table:table-cell table:style-name="ce3" office:value-type="float" office:value="36">
            <text:p>36</text:p>
          </table:table-cell>
        </table:table-row>
        <table:table-row table:style-name="ro1">
          <table:table-cell table:style-name="ce2" office:value-type="string">
            <text:p>August</text:p>
          </table:table-cell>
          <table:table-cell/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number-columns-repeated="3" table:style-name="ce3" office:value-type="float" office:value="0">
            <text:p>0</text:p>
          </table:table-cell>
          <table:table-cell table:formula="of:=SUM([.C56:.K56])" office:value-type="float" office:value="13">
            <text:p>13</text:p>
          </table:table-cell>
          <table:table-cell/>
          <table:table-cell table:style-name="ce3" office:value-type="float" office:value="56">
            <text:p>56</text:p>
          </table:table-cell>
        </table:table-row>
        <table:table-row table:style-name="ro1">
          <table:table-cell table:style-name="ce2" office:value-type="string">
            <text:p>September</text:p>
          </table:table-cell>
          <table:table-cell/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formula="of:=SUM([.C57:.K57])" office:value-type="float" office:value="22">
            <text:p>22</text:p>
          </table:table-cell>
          <table:table-cell/>
          <table:table-cell table:style-name="ce3" office:value-type="float" office:value="41">
            <text:p>41</text:p>
          </table:table-cell>
        </table:table-row>
        <table:table-row table:style-name="ro1">
          <table:table-cell table:style-name="ce2" office:value-type="string">
            <text:p>October</text:p>
          </table:table-cell>
          <table:table-cell/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formula="of:=SUM([.C58:.K58])" office:value-type="float" office:value="25">
            <text:p>25</text:p>
          </table:table-cell>
          <table:table-cell/>
          <table:table-cell table:style-name="ce3" office:value-type="float" office:value="32">
            <text:p>32</text:p>
          </table:table-cell>
        </table:table-row>
        <table:table-row table:style-name="ro1">
          <table:table-cell table:style-name="ce2" office:value-type="string">
            <text:p>November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number-columns-repeated="3" table:style-name="ce3" office:value-type="float" office:value="0">
            <text:p>0</text:p>
          </table:table-cell>
          <table:table-cell table:formula="of:=SUM([.C59:.K59])" office:value-type="float" office:value="22">
            <text:p>22</text:p>
          </table:table-cell>
          <table:table-cell/>
          <table:table-cell table:style-name="ce3" office:value-type="float" office:value="33">
            <text:p>33</text:p>
          </table:table-cell>
        </table:table-row>
        <table:table-row table:style-name="ro1">
          <table:table-cell table:style-name="ce2" office:value-type="string">
            <text:p>December</text:p>
          </table:table-cell>
          <table:table-cell/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3" table:style-name="ce3" office:value-type="float" office:value="0">
            <text:p>0</text:p>
          </table:table-cell>
          <table:table-cell table:formula="of:=SUM([.C60:.K60])" office:value-type="float" office:value="12">
            <text:p>12</text:p>
          </table:table-cell>
          <table:table-cell/>
          <table:table-cell table:style-name="ce3" office:value-type="float" office:value="19">
            <text:p>19</text:p>
          </table:table-cell>
        </table:table-row>
        <table:table-row table:style-name="ro1">
          <table:table-cell table:style-name="ce2"/>
          <table:table-cell table:number-columns-repeated="12"/>
          <table:table-cell table:style-name="ce3" office:value-type="float" office:value="131">
            <text:p>131</text:p>
          </table:table-cell>
        </table:table-row>
        <table:table-row table:style-name="ro1">
          <table:table-cell table:style-name="ce2" office:value-type="string">
            <text:p>Total for 2014</text:p>
          </table:table-cell>
          <table:table-cell/>
          <table:table-cell table:formula="of:=SUM([.C49:.C60])" office:value-type="float" office:value="0">
            <text:p>0</text:p>
          </table:table-cell>
          <table:table-cell table:formula="of:=SUM([.D49:.D60])" office:value-type="float" office:value="2">
            <text:p>2</text:p>
          </table:table-cell>
          <table:table-cell table:formula="of:=SUM([.E49:.E60])" office:value-type="float" office:value="22">
            <text:p>22</text:p>
          </table:table-cell>
          <table:table-cell table:formula="of:=SUM([.F49:.F60])" office:value-type="float" office:value="11">
            <text:p>11</text:p>
          </table:table-cell>
          <table:table-cell table:formula="of:=SUM([.G49:.G60])" office:value-type="float" office:value="4">
            <text:p>4</text:p>
          </table:table-cell>
          <table:table-cell table:formula="of:=SUM([.H49:.H60])" office:value-type="float" office:value="106">
            <text:p>106</text:p>
          </table:table-cell>
          <table:table-cell table:formula="of:=SUM([.I49:.I60])" office:value-type="float" office:value="1">
            <text:p>1</text:p>
          </table:table-cell>
          <table:table-cell table:formula="of:=SUM([.J49:.J60])" office:value-type="float" office:value="7">
            <text:p>7</text:p>
          </table:table-cell>
          <table:table-cell table:formula="of:=SUM([.K49:.K60])" office:value-type="float" office:value="7">
            <text:p>7</text:p>
          </table:table-cell>
          <table:table-cell table:formula="of:=SUM([.L49:.L60])" office:value-type="float" office:value="160">
            <text:p>160</text:p>
          </table:table-cell>
          <table:table-cell/>
          <table:table-cell table:style-name="ce3" office:value-type="float" office:value="72">
            <text:p>72</text:p>
          </table:table-cell>
        </table:table-row>
        <table:table-row table:style-name="ro1">
          <table:table-cell table:style-name="ce2" office:value-type="float" office:value="2015">
            <text:p>2015</text:p>
          </table:table-cell>
          <table:table-cell table:style-name="ce3" office:value-type="string">
            <text:p>ATGM type:</text:p>
          </table:table-cell>
          <table:table-cell table:style-name="ce3" office:value-type="string">
            <text:p>9K11 Malyutka (AT-3 Sagger)</text:p>
          </table:table-cell>
          <table:table-cell table:style-name="ce3" office:value-type="string">
            <text:p>9K111 Fagot (AT-4 Spigot)</text:p>
          </table:table-cell>
          <table:table-cell table:style-name="ce3" office:value-type="string">
            <text:p>9M113 Konkurs (AT-5 Spandrel)</text:p>
          </table:table-cell>
          <table:table-cell table:style-name="ce3" office:value-type="string">
            <text:p>9K115 Metis (AT-7 Saxhorn)</text:p>
          </table:table-cell>
          <table:table-cell table:style-name="ce3" office:value-type="string">
            <text:p>9M133 Kornet (AT-14 Spriggan)</text:p>
          </table:table-cell>
          <table:table-cell table:style-name="ce3" office:value-type="string">
            <text:p>BGM-71 TOW</text:p>
          </table:table-cell>
          <table:table-cell table:style-name="ce3" office:value-type="string">
            <text:p>Milan</text:p>
          </table:table-cell>
          <table:table-cell table:style-name="ce3" office:value-type="string">
            <text:p>HJ-8 Red Arrow</text:p>
          </table:table-cell>
          <table:table-cell table:style-name="ce3" office:value-type="string">
            <text:p>Unknown ATGM</text:p>
          </table:table-cell>
          <table:table-cell office:value-type="string">
            <text:p>all types</text:p>
          </table:table-cell>
          <table:table-cell/>
          <table:table-cell table:style-name="ce3" office:value-type="float" office:value="47">
            <text:p>47</text:p>
          </table:table-cell>
        </table:table-row>
        <table:table-row table:style-name="ro1">
          <table:table-cell table:style-name="ce2" office:value-type="string">
            <text:p>January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number-columns-repeated="3" table:style-name="ce3" office:value-type="float" office:value="0">
            <text:p>0</text:p>
          </table:table-cell>
          <table:table-cell table:formula="of:=SUM([.C64:.K64])" office:value-type="float" office:value="9">
            <text:p>9</text:p>
          </table:table-cell>
          <table:table-cell office:value-type="float" office:value="2016">
            <text:p>2016</text:p>
          </table:table-cell>
          <table:table-cell table:style-name="ce3" office:value-type="float" office:value="46">
            <text:p>46</text:p>
          </table:table-cell>
        </table:table-row>
        <table:table-row table:style-name="ro1">
          <table:table-cell table:style-name="ce2" office:value-type="string">
            <text:p>February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formula="of:=SUM([.C65:.K65])" office:value-type="float" office:value="20">
            <text:p>20</text:p>
          </table:table-cell>
          <table:table-cell/>
          <table:table-cell table:style-name="ce3" office:value-type="float" office:value="78">
            <text:p>78</text:p>
          </table:table-cell>
        </table:table-row>
        <table:table-row table:style-name="ro1">
          <table:table-cell table:style-name="ce2" office:value-type="string">
            <text:p>March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formula="of:=SUM([.C66:.K66])" office:value-type="float" office:value="7">
            <text:p>7</text:p>
          </table:table-cell>
          <table:table-cell/>
          <table:table-cell table:style-name="ce3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April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formula="of:=SUM([.C67:.K67])" office:value-type="float" office:value="36">
            <text:p>36</text:p>
          </table:table-cell>
          <table:table-cell/>
          <table:table-cell table:style-name="ce3" office:value-type="float" office:value="24">
            <text:p>24</text:p>
          </table:table-cell>
        </table:table-row>
        <table:table-row table:style-name="ro1">
          <table:table-cell table:style-name="ce2" office:value-type="string">
            <text:p>May</text:p>
          </table:table-cell>
          <table:table-cell/>
          <table:table-cell table:style-name="ce3" office:value-type="float" office:value="0">
            <text:p>0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48">
            <text:p>48</text:p>
          </table:table-cell>
          <table:table-cell table:number-columns-repeated="3" table:style-name="ce3" office:value-type="float" office:value="0">
            <text:p>0</text:p>
          </table:table-cell>
          <table:table-cell table:formula="of:=SUM([.C68:.K68])" office:value-type="float" office:value="56">
            <text:p>56</text:p>
          </table:table-cell>
          <table:table-cell/>
          <table:table-cell table:style-name="ce3" office:value-type="float" office:value="59">
            <text:p>59</text:p>
          </table:table-cell>
        </table:table-row>
        <table:table-row table:style-name="ro1">
          <table:table-cell table:style-name="ce2" office:value-type="string">
            <text:p>June</text:p>
          </table:table-cell>
          <table:table-cell/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formula="of:=SUM([.C69:.K69])" office:value-type="float" office:value="41">
            <text:p>41</text:p>
          </table:table-cell>
          <table:table-cell/>
          <table:table-cell table:style-name="ce3" office:value-type="float" office:value="89">
            <text:p>89</text:p>
          </table:table-cell>
        </table:table-row>
        <table:table-row table:style-name="ro1">
          <table:table-cell table:style-name="ce2" office:value-type="string">
            <text:p>July</text:p>
          </table:table-cell>
          <table:table-cell/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2">
            <text:p>32</text:p>
          </table:table-cell>
          <table:table-cell table:number-columns-repeated="3" table:style-name="ce3" office:value-type="float" office:value="0">
            <text:p>0</text:p>
          </table:table-cell>
          <table:table-cell table:formula="of:=SUM([.C70:.K70])" office:value-type="float" office:value="32">
            <text:p>32</text:p>
          </table:table-cell>
          <table:table-cell/>
          <table:table-cell table:style-name="ce3" office:value-type="float" office:value="94">
            <text:p>94</text:p>
          </table:table-cell>
        </table:table-row>
        <table:table-row table:style-name="ro1">
          <table:table-cell table:style-name="ce2" office:value-type="string">
            <text:p>August</text:p>
          </table:table-cell>
          <table:table-cell/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3">
            <text:p>33</text:p>
          </table:table-cell>
          <table:table-cell table:number-columns-repeated="3" table:style-name="ce3" office:value-type="float" office:value="0">
            <text:p>0</text:p>
          </table:table-cell>
          <table:table-cell table:formula="of:=SUM([.C71:.K71])" office:value-type="float" office:value="33">
            <text:p>33</text:p>
          </table:table-cell>
          <table:table-cell/>
          <table:table-cell table:style-name="ce3" office:value-type="float" office:value="113">
            <text:p>113</text:p>
          </table:table-cell>
        </table:table-row>
        <table:table-row table:style-name="ro1">
          <table:table-cell table:style-name="ce2" office:value-type="string">
            <text:p>September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formula="of:=SUM([.C72:.K72])" office:value-type="float" office:value="19">
            <text:p>19</text:p>
          </table:table-cell>
          <table:table-cell/>
          <table:table-cell table:style-name="ce3" office:value-type="float" office:value="44">
            <text:p>44</text:p>
          </table:table-cell>
        </table:table-row>
        <table:table-row table:style-name="ro1">
          <table:table-cell table:style-name="ce2" office:value-type="string">
            <text:p>October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formula="of:=SUM([.C73:.K73])" office:value-type="float" office:value="131">
            <text:p>131</text:p>
          </table:table-cell>
          <table:table-cell/>
          <table:table-cell table:style-name="ce3" office:value-type="float" office:value="34">
            <text:p>34</text:p>
          </table:table-cell>
        </table:table-row>
        <table:table-row table:style-name="ro1">
          <table:table-cell table:style-name="ce2" office:value-type="string">
            <text:p>November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4">
            <text:p>64</text:p>
          </table:table-cell>
          <table:table-cell table:number-columns-repeated="3" table:style-name="ce3" office:value-type="float" office:value="0">
            <text:p>0</text:p>
          </table:table-cell>
          <table:table-cell table:formula="of:=SUM([.C74:.K74])" office:value-type="float" office:value="72">
            <text:p>72</text:p>
          </table:table-cell>
          <table:table-cell/>
          <table:table-cell table:style-name="ce3" office:value-type="float" office:value="40">
            <text:p>40</text:p>
          </table:table-cell>
        </table:table-row>
        <table:table-row table:style-name="ro1">
          <table:table-cell table:style-name="ce2" office:value-type="string">
            <text:p>December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formula="of:=SUM([.C75:.K75])" office:value-type="float" office:value="47">
            <text:p>47</text:p>
          </table:table-cell>
          <table:table-cell/>
          <table:table-cell table:style-name="ce3" office:value-type="float" office:value="12">
            <text:p>12</text:p>
          </table:table-cell>
        </table:table-row>
        <table:table-row table:style-name="ro1">
          <table:table-cell table:style-name="ce2"/>
          <table:table-cell table:number-columns-repeated="11"/>
          <table:table-cell office:value-type="float" office:value="2017">
            <text:p>20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2" office:value-type="string">
            <text:p>Total for 2015</text:p>
          </table:table-cell>
          <table:table-cell/>
          <table:table-cell table:formula="of:=SUM([.C64:.C75])" office:value-type="float" office:value="4">
            <text:p>4</text:p>
          </table:table-cell>
          <table:table-cell table:formula="of:=SUM([.D64:.D75])" office:value-type="float" office:value="23">
            <text:p>23</text:p>
          </table:table-cell>
          <table:table-cell table:formula="of:=SUM([.E64:.E75])" office:value-type="float" office:value="15">
            <text:p>15</text:p>
          </table:table-cell>
          <table:table-cell table:formula="of:=SUM([.F64:.F75])" office:value-type="float" office:value="11">
            <text:p>11</text:p>
          </table:table-cell>
          <table:table-cell table:formula="of:=SUM([.G64:.G75])" office:value-type="float" office:value="9">
            <text:p>9</text:p>
          </table:table-cell>
          <table:table-cell table:formula="of:=SUM([.H64:.H75])" office:value-type="float" office:value="425">
            <text:p>425</text:p>
          </table:table-cell>
          <table:table-cell table:formula="of:=SUM([.I64:.I75])" office:value-type="float" office:value="6">
            <text:p>6</text:p>
          </table:table-cell>
          <table:table-cell table:formula="of:=SUM([.J64:.J75])" office:value-type="float" office:value="4">
            <text:p>4</text:p>
          </table:table-cell>
          <table:table-cell table:formula="of:=SUM([.K64:.K75])" office:value-type="float" office:value="6">
            <text:p>6</text:p>
          </table:table-cell>
          <table:table-cell table:formula="of:=SUM([.L64:.L75])" office:value-type="float" office:value="503">
            <text:p>503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table:style-name="ce2" office:value-type="float" office:value="2016">
            <text:p>2016</text:p>
          </table:table-cell>
          <table:table-cell table:style-name="ce3" office:value-type="string">
            <text:p>ATGM type:</text:p>
          </table:table-cell>
          <table:table-cell table:style-name="ce3" office:value-type="string">
            <text:p>9K11 Malyutka (AT-3 Sagger)</text:p>
          </table:table-cell>
          <table:table-cell table:style-name="ce3" office:value-type="string">
            <text:p>9K111 Fagot (AT-4 Spigot)</text:p>
          </table:table-cell>
          <table:table-cell table:style-name="ce3" office:value-type="string">
            <text:p>9M113 Konkurs (AT-5 Spandrel)</text:p>
          </table:table-cell>
          <table:table-cell table:style-name="ce3" office:value-type="string">
            <text:p>9K115 Metis (AT-7 Saxhorn)</text:p>
          </table:table-cell>
          <table:table-cell table:style-name="ce3" office:value-type="string">
            <text:p>9M133 Kornet (AT-14 Spriggan)</text:p>
          </table:table-cell>
          <table:table-cell table:style-name="ce3" office:value-type="string">
            <text:p>BGM-71 TOW</text:p>
          </table:table-cell>
          <table:table-cell table:style-name="ce3" office:value-type="string">
            <text:p>Milan</text:p>
          </table:table-cell>
          <table:table-cell table:style-name="ce3" office:value-type="string">
            <text:p>HJ-8 Red Arrow</text:p>
          </table:table-cell>
          <table:table-cell table:style-name="ce3" office:value-type="string">
            <text:p>Unknown ATGM</text:p>
          </table:table-cell>
          <table:table-cell office:value-type="string">
            <text:p>all types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table:style-name="ce2" office:value-type="string">
            <text:p>January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formula="of:=SUM([.C79:.K79])" office:value-type="float" office:value="46">
            <text:p>46</text:p>
          </table:table-cell>
          <table:table-cell/>
          <table:table-cell office:value-type="float" office:value="67">
            <text:p>67</text:p>
          </table:table-cell>
        </table:table-row>
        <table:table-row table:style-name="ro1">
          <table:table-cell table:style-name="ce2" office:value-type="string">
            <text:p>February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65">
            <text:p>6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SUM([.C80:.K80])" office:value-type="float" office:value="78">
            <text:p>78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table:style-name="ce2" office:value-type="string">
            <text:p>March</text:p>
          </table:table-cell>
          <table:table-cell/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0">
            <text:p>0</text:p>
          </table:table-cell>
          <table:table-cell table:formula="of:=SUM([.C81:.K81])"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style-name="ce2" office:value-type="string">
            <text:p>April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number-columns-repeated="3" table:style-name="ce3" office:value-type="float" office:value="0">
            <text:p>0</text:p>
          </table:table-cell>
          <table:table-cell table:formula="of:=SUM([.C82:.K82])" office:value-type="float" office:value="24">
            <text:p>24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table:style-name="ce2" office:value-type="string">
            <text:p>May</text:p>
          </table:table-cell>
          <table:table-cell/>
          <table:table-cell table:style-name="ce3" office:value-type="float" office:value="7">
            <text:p>7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SUM([.C83:.K83])" office:value-type="float" office:value="59">
            <text:p>59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June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2">
            <text:p>4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formula="of:=SUM([.C84:.K84])" office:value-type="float" office:value="89">
            <text:p>89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July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SUM([.C85:.K85])" office:value-type="float" office:value="94">
            <text:p>94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August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formula="of:=SUM([.C86:.K86])" office:value-type="float" office:value="113">
            <text:p>113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table:style-name="ce2" office:value-type="string">
            <text:p>September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6">
            <text:p>2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SUM([.C87:.K87])" office:value-type="float" office:value="44">
            <text:p>44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table:style-name="ce2" office:value-type="string">
            <text:p>October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formula="of:=SUM([.C88:.K88])" office:value-type="float" office:value="34">
            <text:p>34</text:p>
          </table:table-cell>
          <table:table-cell office:value-type="float" office:value="2018">
            <text:p>201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2" office:value-type="string">
            <text:p>November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SUM([.C89:.K89])" office:value-type="float" office:value="40">
            <text:p>40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December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number-columns-repeated="3" table:style-name="ce3" office:value-type="float" office:value="0">
            <text:p>0</text:p>
          </table:table-cell>
          <table:table-cell table:formula="of:=SUM([.C90:.K90])" office:value-type="float" office:value="12">
            <text:p>12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table:style-name="ce2"/>
          <table:table-cell table:number-columns-repeated="12"/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Total for 2016</text:p>
          </table:table-cell>
          <table:table-cell/>
          <table:table-cell table:formula="of:=SUM([.C79:.C90])" office:value-type="float" office:value="21">
            <text:p>21</text:p>
          </table:table-cell>
          <table:table-cell table:formula="of:=SUM([.D79:.D90])" office:value-type="float" office:value="147">
            <text:p>147</text:p>
          </table:table-cell>
          <table:table-cell table:formula="of:=SUM([.E79:.E90])" office:value-type="float" office:value="16">
            <text:p>16</text:p>
          </table:table-cell>
          <table:table-cell table:formula="of:=SUM([.F79:.F90])" office:value-type="float" office:value="15">
            <text:p>15</text:p>
          </table:table-cell>
          <table:table-cell table:formula="of:=SUM([.G79:.G90])" office:value-type="float" office:value="50">
            <text:p>50</text:p>
          </table:table-cell>
          <table:table-cell table:formula="of:=SUM([.H79:.H90])" office:value-type="float" office:value="367">
            <text:p>367</text:p>
          </table:table-cell>
          <table:table-cell table:formula="of:=SUM([.I79:.I90])" office:value-type="float" office:value="4">
            <text:p>4</text:p>
          </table:table-cell>
          <table:table-cell table:formula="of:=SUM([.J79:.J90])" office:value-type="float" office:value="1">
            <text:p>1</text:p>
          </table:table-cell>
          <table:table-cell table:formula="of:=SUM([.K79:.K90])" office:value-type="float" office:value="17">
            <text:p>17</text:p>
          </table:table-cell>
          <table:table-cell table:formula="of:=SUM([.L79:.L90])" office:value-type="float" office:value="638">
            <text:p>638</text:p>
          </table:table-cell>
          <table:table-cell table:number-columns-repeated="2"/>
        </table:table-row>
        <table:table-row table:style-name="ro1">
          <table:table-cell table:style-name="ce2" office:value-type="float" office:value="2017">
            <text:p>2017</text:p>
          </table:table-cell>
          <table:table-cell table:style-name="ce3" office:value-type="string">
            <text:p>ATGM type:</text:p>
          </table:table-cell>
          <table:table-cell table:style-name="ce3" office:value-type="string">
            <text:p>9K11 Malyutka (AT-3 Sagger)</text:p>
          </table:table-cell>
          <table:table-cell table:style-name="ce3" office:value-type="string">
            <text:p>9K111 Fagot (AT-4 Spigot)</text:p>
          </table:table-cell>
          <table:table-cell table:style-name="ce3" office:value-type="string">
            <text:p>9M113 Konkurs (AT-5 Spandrel)</text:p>
          </table:table-cell>
          <table:table-cell table:style-name="ce3" office:value-type="string">
            <text:p>9K115 Metis (AT-7 Saxhorn)</text:p>
          </table:table-cell>
          <table:table-cell table:style-name="ce3" office:value-type="string">
            <text:p>9M133 Kornet (AT-14 Spriggan)</text:p>
          </table:table-cell>
          <table:table-cell table:style-name="ce3" office:value-type="string">
            <text:p>BGM-71 TOW</text:p>
          </table:table-cell>
          <table:table-cell table:style-name="ce3" office:value-type="string">
            <text:p>Milan</text:p>
          </table:table-cell>
          <table:table-cell table:style-name="ce3" office:value-type="string">
            <text:p>HJ-8 Red Arrow</text:p>
          </table:table-cell>
          <table:table-cell table:style-name="ce3" office:value-type="string">
            <text:p>Unknown ATGM</text:p>
          </table:table-cell>
          <table:table-cell office:value-type="string">
            <text:p>all type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anuary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SUM([.C94:.K94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ebruary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SUM([.C95:.K95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rch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number-columns-repeated="3" table:style-name="ce3" office:value-type="float" office:value="1">
            <text:p>1</text:p>
          </table:table-cell>
          <table:table-cell table:formula="of:=SUM([.C96:.K96])" office:value-type="float" office:value="38">
            <text:p>3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pril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4">
            <text:p>54</text:p>
          </table:table-cell>
          <table:table-cell table:number-columns-repeated="3" table:style-name="ce3" office:value-type="float" office:value="0">
            <text:p>0</text:p>
          </table:table-cell>
          <table:table-cell table:formula="of:=SUM([.C97:.K97])" office:value-type="float" office:value="67">
            <text:p>6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y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formula="of:=SUM([.C98:.K98])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une</text:p>
          </table:table-cell>
          <table:table-cell/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formula="of:=SUM([.C99:.K99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uly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3" table:style-name="ce3" office:value-type="float" office:value="0">
            <text:p>0</text:p>
          </table:table-cell>
          <table:table-cell table:formula="of:=SUM([.C100:.K100])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ugust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formula="of:=SUM([.C101:.K101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eptember</text:p>
          </table:table-cell>
          <table:table-cell/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SUM([.C102:.K10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ctober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SUM([.C103:.K103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ovember</text:p>
          </table:table-cell>
          <table:table-cell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formula="of:=SUM([.C104:.K104])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ecember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SUM([.C105:.K105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table:style-name="ce2" office:value-type="string">
            <text:p>Total for 2017</text:p>
          </table:table-cell>
          <table:table-cell/>
          <table:table-cell table:formula="of:=SUM([.C94:.C105])" office:value-type="float" office:value="4">
            <text:p>4</text:p>
          </table:table-cell>
          <table:table-cell table:formula="of:=SUM([.D94:.D105])" office:value-type="float" office:value="26">
            <text:p>26</text:p>
          </table:table-cell>
          <table:table-cell table:formula="of:=SUM([.E94:.E105])" office:value-type="float" office:value="10">
            <text:p>10</text:p>
          </table:table-cell>
          <table:table-cell table:formula="of:=SUM([.F94:.F105])" office:value-type="float" office:value="2">
            <text:p>2</text:p>
          </table:table-cell>
          <table:table-cell table:formula="of:=SUM([.G94:.G105])" office:value-type="float" office:value="1">
            <text:p>1</text:p>
          </table:table-cell>
          <table:table-cell table:formula="of:=SUM([.H94:.H105])" office:value-type="float" office:value="156">
            <text:p>156</text:p>
          </table:table-cell>
          <table:table-cell table:formula="of:=SUM([.I94:.I105])" office:value-type="float" office:value="1">
            <text:p>1</text:p>
          </table:table-cell>
          <table:table-cell table:formula="of:=SUM([.J94:.J105])" office:value-type="float" office:value="2">
            <text:p>2</text:p>
          </table:table-cell>
          <table:table-cell table:formula="of:=SUM([.K94:.K105])" office:value-type="float" office:value="12">
            <text:p>12</text:p>
          </table:table-cell>
          <table:table-cell table:formula="of:=SUM([.L94:.L105])" office:value-type="float" office:value="214">
            <text:p>214</text:p>
          </table:table-cell>
          <table:table-cell table:number-columns-repeated="2"/>
        </table:table-row>
        <table:table-row table:style-name="ro1">
          <table:table-cell table:style-name="ce2" office:value-type="float" office:value="2018">
            <text:p>2018</text:p>
          </table:table-cell>
          <table:table-cell table:style-name="ce3" office:value-type="string">
            <text:p>ATGM type:</text:p>
          </table:table-cell>
          <table:table-cell table:style-name="ce3" office:value-type="string">
            <text:p>9K11 Malyutka (AT-3 Sagger)</text:p>
          </table:table-cell>
          <table:table-cell table:style-name="ce3" office:value-type="string">
            <text:p>9K111 Fagot (AT-4 Spigot)</text:p>
          </table:table-cell>
          <table:table-cell table:style-name="ce3" office:value-type="string">
            <text:p>9M113 Konkurs (AT-5 Spandrel)</text:p>
          </table:table-cell>
          <table:table-cell table:style-name="ce3" office:value-type="string">
            <text:p>9K115 Metis (AT-7 Saxhorn)</text:p>
          </table:table-cell>
          <table:table-cell table:style-name="ce3" office:value-type="string">
            <text:p>9M133 Kornet (AT-14 Spriggan)</text:p>
          </table:table-cell>
          <table:table-cell table:style-name="ce3" office:value-type="string">
            <text:p>BGM-71 TOW</text:p>
          </table:table-cell>
          <table:table-cell table:style-name="ce3" office:value-type="string">
            <text:p>Milan</text:p>
          </table:table-cell>
          <table:table-cell table:style-name="ce3" office:value-type="string">
            <text:p>HJ-8 Red Arrow</text:p>
          </table:table-cell>
          <table:table-cell table:style-name="ce3" office:value-type="string">
            <text:p>Unknown ATGM</text:p>
          </table:table-cell>
          <table:table-cell office:value-type="string">
            <text:p>all type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anuary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number-columns-repeated="3" table:style-name="ce3" office:value-type="float" office:value="0">
            <text:p>0</text:p>
          </table:table-cell>
          <table:table-cell table:formula="of:=SUM([.C109:.K109])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ebruary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formula="of:=SUM([.C110:.K110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rch</text:p>
          </table:table-cell>
          <table:table-cell/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formula="of:=SUM([.C111:.K111])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pril</text:p>
          </table:table-cell>
          <table:table-cell/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formula="of:=SUM([.C112:.K112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y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113:.K1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une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114:.K11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uly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115:.K1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ugust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116:.K11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eptember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117:.K1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ctober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118:.K1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ovember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119:.K1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ecember</text:p>
          </table:table-cell>
          <table:table-cell/>
          <table:table-cell table:number-columns-repeated="9" table:style-name="ce3" office:value-type="float" office:value="0">
            <text:p>0</text:p>
          </table:table-cell>
          <table:table-cell table:formula="of:=SUM([.C120:.K12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otal for 2018</text:p>
          </table:table-cell>
          <table:table-cell/>
          <table:table-cell table:formula="of:=SUM([.C109:.C120])" office:value-type="float" office:value="0">
            <text:p>0</text:p>
          </table:table-cell>
          <table:table-cell table:formula="of:=SUM([.D109:.D120])" office:value-type="float" office:value="5">
            <text:p>5</text:p>
          </table:table-cell>
          <table:table-cell table:formula="of:=SUM([.E109:.E120])" office:value-type="float" office:value="8">
            <text:p>8</text:p>
          </table:table-cell>
          <table:table-cell table:formula="of:=SUM([.F109:.F120])" office:value-type="float" office:value="2">
            <text:p>2</text:p>
          </table:table-cell>
          <table:table-cell table:formula="of:=SUM([.G109:.G120])" office:value-type="float" office:value="0">
            <text:p>0</text:p>
          </table:table-cell>
          <table:table-cell table:formula="of:=SUM([.H109:.H120])" office:value-type="float" office:value="16">
            <text:p>16</text:p>
          </table:table-cell>
          <table:table-cell table:formula="of:=SUM([.I109:.I120])" office:value-type="float" office:value="1">
            <text:p>1</text:p>
          </table:table-cell>
          <table:table-cell table:formula="of:=SUM([.J109:.J120])" office:value-type="float" office:value="0">
            <text:p>0</text:p>
          </table:table-cell>
          <table:table-cell table:formula="of:=SUM([.K109:.K120])" office:value-type="float" office:value="7">
            <text:p>7</text:p>
          </table:table-cell>
          <table:table-cell table:formula="of:=SUM([.L109:.L120])"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ATGM type:</text:p>
          </table:table-cell>
          <table:table-cell table:style-name="ce3" office:value-type="string">
            <text:p>9K11 Malyutka (AT-3 Sagger)</text:p>
          </table:table-cell>
          <table:table-cell table:style-name="ce3" office:value-type="string">
            <text:p>9K111 Fagot (AT-4 Spigot)</text:p>
          </table:table-cell>
          <table:table-cell table:style-name="ce3" office:value-type="string">
            <text:p>9M113 Konkurs (AT-5 Spandrel)</text:p>
          </table:table-cell>
          <table:table-cell table:style-name="ce3" office:value-type="string">
            <text:p>9K115 Metis (AT-7 Saxhorn)</text:p>
          </table:table-cell>
          <table:table-cell table:style-name="ce3" office:value-type="string">
            <text:p>9M133 Kornet (AT-14 Spriggan)</text:p>
          </table:table-cell>
          <table:table-cell table:style-name="ce3" office:value-type="string">
            <text:p>BGM-71 TOW</text:p>
          </table:table-cell>
          <table:table-cell table:style-name="ce3" office:value-type="string">
            <text:p>Milan</text:p>
          </table:table-cell>
          <table:table-cell table:style-name="ce3" office:value-type="string">
            <text:p>HJ-8 Red Arrow</text:p>
          </table:table-cell>
          <table:table-cell table:style-name="ce3" office:value-type="string">
            <text:p>Unknown ATGM</text:p>
          </table:table-cell>
          <table:table-cell office:value-type="string">
            <text:p>all types</text:p>
          </table:table-cell>
          <table:table-cell table:number-columns-repeated="2"/>
        </table:table-row>
        <table:table-row table:style-name="ro1">
          <table:table-cell office:value-type="string">
            <text:p>SCW total</text:p>
          </table:table-cell>
          <table:table-cell/>
          <table:table-cell table:formula="of:=SUM([.C17]+[.C32]+[.C47]+[.C62]+[.C77]+[.C92]+[.C107]+[.C122])" office:value-type="float" office:value="31">
            <text:p>31</text:p>
          </table:table-cell>
          <table:table-cell table:formula="of:=SUM([.D17]+[.D32]+[.D47]+[.D62]+[.D77]+[.D92]+[.D107]+[.D122])" office:value-type="float" office:value="203">
            <text:p>203</text:p>
          </table:table-cell>
          <table:table-cell table:formula="of:=SUM([.E17]+[.E32]+[.E47]+[.E62]+[.E77]+[.E92]+[.E107]+[.E122])" office:value-type="float" office:value="135">
            <text:p>135</text:p>
          </table:table-cell>
          <table:table-cell table:formula="of:=SUM([.F17]+[.F32]+[.F47]+[.F62]+[.F77]+[.F92]+[.F107]+[.F122])" office:value-type="float" office:value="49">
            <text:p>49</text:p>
          </table:table-cell>
          <table:table-cell table:formula="of:=SUM([.G17]+[.G32]+[.G47]+[.G62]+[.G77]+[.G92]+[.G107]+[.G122])" office:value-type="float" office:value="68">
            <text:p>68</text:p>
          </table:table-cell>
          <table:table-cell table:formula="of:=SUM([.H17]+[.H32]+[.H47]+[.H62]+[.H77]+[.H92]+[.H107]+[.H122])" office:value-type="float" office:value="1070">
            <text:p>1070</text:p>
          </table:table-cell>
          <table:table-cell table:formula="of:=SUM([.I17]+[.I32]+[.I47]+[.I62]+[.I77]+[.I92]+[.I107]+[.I122])" office:value-type="float" office:value="14">
            <text:p>14</text:p>
          </table:table-cell>
          <table:table-cell table:formula="of:=SUM([.J17]+[.J32]+[.J47]+[.J62]+[.J77]+[.J92]+[.J107]+[.J122])" office:value-type="float" office:value="36">
            <text:p>36</text:p>
          </table:table-cell>
          <table:table-cell table:formula="of:=SUM([.K17]+[.K32]+[.K47]+[.K62]+[.K77]+[.K92]+[.K107]+[.K122])" office:value-type="float" office:value="67">
            <text:p>67</text:p>
          </table:table-cell>
          <table:table-cell table:formula="of:=SUM([.L17]+[.L32]+[.L47]+[.L62]+[.L77]+[.L92]+[.L107]+[.L122])" office:value-type="float" office:value="1673">
            <text:p>1673</text:p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>
            <draw:frame table:end-cell-address="List1.M154" table:end-x="2.091cm" table:end-y="0.153cm" draw:z-index="1" draw:style-name="gr1" draw:text-style-name="P1" svg:width="42.48cm" svg:height="10.282cm" svg:x="0.097cm" svg:y="0.258cm">
              <draw:object draw:notify-on-update-of-ranges="List1.M4:List1.M91 List1.N4:List1.N91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5">
          <table:table-cell table:number-columns-repeated="14"/>
        </table:table-row>
        <table:table-row table:style-name="ro1">
          <table:table-cell/>
          <table:table-cell>
            <draw:frame table:end-cell-address="List1.L177" table:end-x="2.001cm" table:end-y="0.188cm" draw:z-index="9" draw:style-name="gr1" draw:text-style-name="P1" svg:width="40.221cm" svg:height="9.219cm" svg:x="0.008cm" svg:y="0.002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/>
          <table:table-cell>
            <draw:frame table:end-cell-address="List1.L198" table:end-x="2.001cm" table:end-y="0.188cm" draw:z-index="3" draw:style-name="gr1" draw:text-style-name="P1" svg:width="40.221cm" svg:height="9.219cm" svg:x="0.008cm" svg:y="0.002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/>
          <table:table-cell>
            <draw:frame table:end-cell-address="List1.L219" table:end-x="2.001cm" table:end-y="0.188cm" draw:z-index="4" draw:style-name="gr1" draw:text-style-name="P1" svg:width="40.221cm" svg:height="9.219cm" svg:x="0.008cm" svg:y="0.002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/>
          <table:table-cell>
            <draw:frame table:end-cell-address="List1.L240" table:end-x="2.001cm" table:end-y="0.188cm" draw:z-index="5" draw:style-name="gr1" draw:text-style-name="P1" svg:width="40.221cm" svg:height="9.219cm" svg:x="0.008cm" svg:y="0.001cm">
              <draw:object draw:notify-on-update-of-ranges="List1.A49:List1.B60 List1.C48:List1.C48 List1.C49:List1.C60 List1.D48:List1.D48 List1.D49:List1.D60 List1.E48:List1.E48 List1.E49:List1.E60 List1.F48:List1.F48 List1.F49:List1.F60 List1.G48:List1.G48 List1.G49:List1.G60 List1.H48:List1.H48 List1.H49:List1.H60 List1.I48:List1.I48 List1.I49:List1.I60 List1.J48:List1.J48 List1.J49:List1.J60 List1.K48:List1.K48 List1.K49:List1.K6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/>
          <table:table-cell>
            <draw:frame table:end-cell-address="List1.L261" table:end-x="2.001cm" table:end-y="0.188cm" draw:z-index="6" draw:style-name="gr1" draw:text-style-name="P1" svg:width="40.221cm" svg:height="9.219cm" svg:x="0.008cm" svg:y="0.001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/>
          <table:table-cell>
            <draw:frame table:end-cell-address="List1.L282" table:end-x="2.001cm" table:end-y="0.188cm" draw:z-index="7" draw:style-name="gr1" draw:text-style-name="P1" svg:width="40.221cm" svg:height="9.219cm" svg:x="0.008cm" svg:y="0.001cm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/>
          <table:table-cell>
            <draw:frame table:end-cell-address="List1.L303" table:end-x="2.001cm" table:end-y="0.187cm" draw:z-index="8" draw:style-name="gr1" draw:text-style-name="P1" svg:width="40.221cm" svg:height="9.219cm" svg:x="0.008cm" svg:y="0.001cm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/>
          <table:table-cell>
            <draw:frame table:end-cell-address="List1.L325" table:end-x="2.033cm" table:end-y="0.046cm" draw:z-index="0" draw:style-name="gr1" draw:text-style-name="P1" svg:width="40.221cm" svg:height="9.219cm" svg:x="0.04cm" svg:y="0.311cm">
              <draw:object draw:notify-on-update-of-ranges="List1.A109:List1.B120 List1.C108:List1.C108 List1.C109:List1.C120 List1.D108:List1.D108 List1.D109:List1.D120 List1.E108:List1.E108 List1.E109:List1.E120 List1.F108:List1.F108 List1.F109:List1.F120 List1.G108:List1.G108 List1.G109:List1.G120 List1.H108:List1.H108 List1.H109:List1.H120 List1.I108:List1.I108 List1.I109:List1.I120 List1.J108:List1.J108 List1.J109:List1.J120 List1.K108:List1.K108 List1.K109:List1.K1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1">
          <table:table-cell table:number-columns-repeated="14"/>
        </table:table-row>
        <table:table-row table:style-name="ro1">
          <table:table-cell>
            <draw:frame table:end-cell-address="List1.L352" table:end-x="2.117cm" table:end-y="0.312cm" draw:z-index="2" draw:style-name="gr1" draw:text-style-name="P1" svg:width="40.361cm" svg:height="11.689cm" svg:x="4.433cm" svg:y="0.365cm">
              <draw:object draw:notify-on-update-of-ranges="List1.C123:List1.K123 List1.A124:List1.B124 List1.C124:List1.K124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3"/>
        </table:table-row>
      </table:table>
      <table:table table:name="Lis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1.05.2018</text:date>, <text:time>19:47:1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21:09:15.50</meta:creation-date>
    <dc:date>2018-05-01T19:47:16.11</dc:date>
    <meta:editing-duration>P4DT22H58M49S</meta:editing-duration>
    <meta:editing-cycles>193</meta:editing-cycles>
    <meta:generator>OpenOffice/4.1.3$Win32 OpenOffice.org_project/413m1$Build-9783</meta:generator>
    <meta:document-statistic meta:table-count="3" meta:cell-count="136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eeeeee" draw:opacity="50%" draw:opacity-name="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0.222cm" svg:height="9.22cm" xlink:href=".." xlink:type="simple" chart:class="chart:bar" chart:style-name="ch1">
        <chart:title svg:x="16.178cm" svg:y="0.32cm" chart:style-name="ch2">
          <text:p>ATGMs used by Syrian rebels in 2012</text:p>
        </chart:title>
        <chart:legend chart:legend-position="end" svg:x="34.281cm" svg:y="2.202cm" style:legend-expansion="high" chart:style-name="ch3"/>
        <chart:plot-area chart:style-name="ch4" table:cell-range-address="List1.A109:List1.K120 List1.C108:List1.K108" chart:data-source-has-labels="both" svg:x="1.254cm" svg:y="1.467cm" svg:width="31.419cm" svg:height="7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433cm" svg:y="1.467cm" svg:width="29.68cm" svg:height="6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ist1.A109:List1.B12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ist1.C109:List1.C120" chart:label-cell-address="List1.C108:List1.C108" chart:class="chart:bar">
            <chart:data-point chart:repeated="12"/>
          </chart:series>
          <chart:series chart:style-name="ch10" chart:values-cell-range-address="List1.D109:List1.D120" chart:label-cell-address="List1.D108:List1.D108" chart:class="chart:bar">
            <chart:data-point chart:repeated="12"/>
          </chart:series>
          <chart:series chart:style-name="ch11" chart:values-cell-range-address="List1.E109:List1.E120" chart:label-cell-address="List1.E108:List1.E108" chart:class="chart:bar">
            <chart:data-point chart:repeated="12"/>
          </chart:series>
          <chart:series chart:style-name="ch12" chart:values-cell-range-address="List1.F109:List1.F120" chart:label-cell-address="List1.F108:List1.F108" chart:class="chart:bar">
            <chart:data-point chart:repeated="12"/>
          </chart:series>
          <chart:series chart:style-name="ch13" chart:values-cell-range-address="List1.G109:List1.G120" chart:label-cell-address="List1.G108:List1.G108" chart:class="chart:bar">
            <chart:data-point chart:repeated="12"/>
          </chart:series>
          <chart:series chart:style-name="ch14" chart:values-cell-range-address="List1.H109:List1.H120" chart:label-cell-address="List1.H108:List1.H108" chart:class="chart:bar">
            <chart:data-point chart:repeated="12"/>
          </chart:series>
          <chart:series chart:style-name="ch15" chart:values-cell-range-address="List1.I109:List1.I120" chart:label-cell-address="List1.I108:List1.I108" chart:class="chart:bar">
            <chart:data-point chart:repeated="12"/>
          </chart:series>
          <chart:series chart:style-name="ch16" chart:values-cell-range-address="List1.J109:List1.J120" chart:label-cell-address="List1.J108:List1.J108" chart:class="chart:bar">
            <chart:data-point chart:repeated="12"/>
          </chart:series>
          <chart:series chart:style-name="ch17" chart:values-cell-range-address="List1.K109:List1.K120" chart:label-cell-address="List1.K108:List1.K108" chart:class="chart:ba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K11 Malyutka (AT-3 Sagger)</text:p>
                <draw:g>
                  <svg:desc>List1.C108:List1.C108</svg:desc>
                </draw:g>
              </table:table-cell>
              <table:table-cell office:value-type="string">
                <text:p>9K111 Fagot (AT-4 Spigot)</text:p>
                <draw:g>
                  <svg:desc>List1.D108:List1.D108</svg:desc>
                </draw:g>
              </table:table-cell>
              <table:table-cell office:value-type="string">
                <text:p>9M113 Konkurs (AT-5 Spandrel)</text:p>
                <draw:g>
                  <svg:desc>List1.E108:List1.E108</svg:desc>
                </draw:g>
              </table:table-cell>
              <table:table-cell office:value-type="string">
                <text:p>9K115 Metis (AT-7 Saxhorn)</text:p>
                <draw:g>
                  <svg:desc>List1.F108:List1.F108</svg:desc>
                </draw:g>
              </table:table-cell>
              <table:table-cell office:value-type="string">
                <text:p>9M133 Kornet (AT-14 Spriggan)</text:p>
                <draw:g>
                  <svg:desc>List1.G108:List1.G108</svg:desc>
                </draw:g>
              </table:table-cell>
              <table:table-cell office:value-type="string">
                <text:p>BGM-71 TOW</text:p>
                <draw:g>
                  <svg:desc>List1.H108:List1.H108</svg:desc>
                </draw:g>
              </table:table-cell>
              <table:table-cell office:value-type="string">
                <text:p>Milan</text:p>
                <draw:g>
                  <svg:desc>List1.I108:List1.I108</svg:desc>
                </draw:g>
              </table:table-cell>
              <table:table-cell office:value-type="string">
                <text:p>HJ-8 Red Arrow</text:p>
                <draw:g>
                  <svg:desc>List1.J108:List1.J108</svg:desc>
                </draw:g>
              </table:table-cell>
              <table:table-cell office:value-type="string">
                <text:p>Unknown ATGM</text:p>
                <draw:g>
                  <svg:desc>List1.K108:List1.K1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text:list>
                  <text:list-item>
                    <text:p>January</text:p>
                  </text:list-item>
                  <text:list-item>
                    <text:p/>
                  </text:list-item>
                </text:list>
                <draw:g>
                  <svg:desc>List1.A109:List1.B120</svg:desc>
                </draw:g>
              </table:table-cell>
              <table:table-cell office:value-type="float" office:value="0">
                <text:p>0</text:p>
                <draw:g>
                  <svg:desc>List1.C109:List1.C120</svg:desc>
                </draw:g>
              </table:table-cell>
              <table:table-cell office:value-type="float" office:value="3">
                <text:p>3</text:p>
                <draw:g>
                  <svg:desc>List1.D109:List1.D120</svg:desc>
                </draw:g>
              </table:table-cell>
              <table:table-cell office:value-type="float" office:value="5">
                <text:p>5</text:p>
                <draw:g>
                  <svg:desc>List1.E109:List1.E120</svg:desc>
                </draw:g>
              </table:table-cell>
              <table:table-cell office:value-type="float" office:value="0">
                <text:p>0</text:p>
                <draw:g>
                  <svg:desc>List1.F109:List1.F120</svg:desc>
                </draw:g>
              </table:table-cell>
              <table:table-cell office:value-type="float" office:value="0">
                <text:p>0</text:p>
                <draw:g>
                  <svg:desc>List1.G109:List1.G120</svg:desc>
                </draw:g>
              </table:table-cell>
              <table:table-cell office:value-type="float" office:value="7">
                <text:p>7</text:p>
                <draw:g>
                  <svg:desc>List1.H109:List1.H120</svg:desc>
                </draw:g>
              </table:table-cell>
              <table:table-cell office:value-type="float" office:value="0">
                <text:p>0</text:p>
                <draw:g>
                  <svg:desc>List1.I109:List1.I120</svg:desc>
                </draw:g>
              </table:table-cell>
              <table:table-cell office:value-type="float" office:value="0">
                <text:p>0</text:p>
                <draw:g>
                  <svg:desc>List1.J109:List1.J120</svg:desc>
                </draw:g>
              </table:table-cell>
              <table:table-cell office:value-type="float" office:value="0">
                <text:p>0</text:p>
                <draw:g>
                  <svg:desc>List1.K109:List1.K120</svg:desc>
                </draw:g>
              </table:table-cell>
            </table:table-row>
            <table:table-row>
              <table:table-cell office:value-type="string">
                <text:p>February</text:p>
                <text:list>
                  <text:list-item>
                    <text:p>Febr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ch</text:p>
                <text:list>
                  <text:list-item>
                    <text:p>M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ril</text:p>
                <text:list>
                  <text:list-item>
                    <text:p>Apr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y</text:p>
                <text:list>
                  <text:list-item>
                    <text:p>Ma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  <text:list>
                  <text:list-item>
                    <text:p>Ju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  <text:list>
                  <text:list-item>
                    <text:p>Ju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  <text:list>
                  <text:list-item>
                    <text:p>Augus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  <text:list>
                  <text:list-item>
                    <text:p>Sept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  <text:list>
                  <text:list-item>
                    <text:p>Octo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  <text:list>
                  <text:list-item>
                    <text:p>Nov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  <text:list>
                  <text:list-item>
                    <text:p>Dec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three-dimensional="true" chart:stacked="true"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 chart:label-position="near-origin"/>
      <style:graphic-properties draw:stroke="none" draw:fill-color="#004586"/>
      <style:text-properties fo:color="#ff3333" fo:font-size="11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362cm" svg:height="11.69cm" xlink:href=".." xlink:type="simple" chart:class="chart:bar" chart:style-name="ch1">
        <chart:title svg:x="12.253cm" svg:y="0.369cm" chart:style-name="ch2">
          <text:p>Total number of visially confirmed rebel launched ATGMs during SCW: 1673</text:p>
        </chart:title>
        <chart:plot-area chart:style-name="ch3" table:cell-range-address="List1.C123:List1.K124 List1.A124:List1.B124" chart:data-source-has-labels="both" svg:x="1.735cm" svg:y="2.033cm" svg:width="34.407cm" svg:height="8.685cm" dr3d:transform="matrix (1 0 0 0 0.999923927579904 -0.0123344660678167 0 0.0123344660678167 0.99992392757990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8.361cm" svg:y="1.98cm" svg:width="27.781cm" svg:height="8.1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ist1.C123:List1.K12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ist1.C124:List1.K124" chart:label-cell-address="List1.A124:List1.B124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K11 Malyutka (AT-3 Sagger)</text:p>
                <draw:g>
                  <svg:desc>List1.C123:List1.K123</svg:desc>
                </draw:g>
              </table:table-cell>
              <table:table-cell office:value-type="string">
                <text:p>9K111 Fagot (AT-4 Spigot)</text:p>
              </table:table-cell>
              <table:table-cell office:value-type="string">
                <text:p>9M113 Konkurs (AT-5 Spandrel)</text:p>
              </table:table-cell>
              <table:table-cell office:value-type="string">
                <text:p>9K115 Metis (AT-7 Saxhorn)</text:p>
              </table:table-cell>
              <table:table-cell office:value-type="string">
                <text:p>9M133 Kornet (AT-14 Spriggan)</text:p>
              </table:table-cell>
              <table:table-cell office:value-type="string">
                <text:p>BGM-71 TOW</text:p>
              </table:table-cell>
              <table:table-cell office:value-type="string">
                <text:p>Milan</text:p>
              </table:table-cell>
              <table:table-cell office:value-type="string">
                <text:p>HJ-8 Red Arrow</text:p>
              </table:table-cell>
              <table:table-cell office:value-type="string">
                <text:p>Unknown ATGM</text:p>
              </table:table-cell>
            </table:table-row>
          </table:table-header-rows>
          <table:table-rows>
            <table:table-row>
              <table:table-cell office:value-type="string">
                <text:p>SCW total</text:p>
                <text:list>
                  <text:list-item>
                    <text:p>SCW total</text:p>
                  </text:list-item>
                  <text:list-item>
                    <text:p/>
                  </text:list-item>
                </text:list>
                <draw:g>
                  <svg:desc>List1.A124:List1.B124</svg:desc>
                </draw:g>
              </table:table-cell>
              <table:table-cell office:value-type="float" office:value="31">
                <text:p>31</text:p>
                <draw:g>
                  <svg:desc>List1.C124:List1.K124</svg:desc>
                </draw:g>
              </table:table-cell>
              <table:table-cell office:value-type="float" office:value="203">
                <text:p>203</text:p>
              </table:table-cell>
              <table:table-cell office:value-type="float" office:value="135">
                <text:p>135</text:p>
              </table:table-cell>
              <table:table-cell office:value-type="float" office:value="49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1070">
                <text:p>1070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0" number:language="cs" number:country="CZ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solid" svg:stroke-width="0.1cm" draw:fill-color="#eeeeee" draw:opacity="50%" draw:opacity-name="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80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0.222cm" svg:height="9.22cm" xlink:href="." xlink:type="simple" chart:class="chart:bar" chart:style-name="ch1">
        <chart:title svg:x="16.178cm" svg:y="0.32cm" chart:style-name="ch2">
          <text:p>ATGMs used by Syrian rebels in 2012</text:p>
        </chart:title>
        <chart:legend chart:legend-position="end" svg:x="34.281cm" svg:y="2.202cm" style:legend-expansion="high" chart:style-name="ch3"/>
        <chart:plot-area chart:style-name="ch4" chart:data-source-has-labels="both" svg:x="1.254cm" svg:y="1.467cm" svg:width="31.419cm" svg:height="7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526cm" svg:y="1.467cm" svg:width="29.6cm" svg:height="6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series chart:style-name="ch13" chart:values-cell-range-address="local-table.$F$2:.$F$13" chart:label-cell-address="local-table.$F$1" chart:class="chart:bar">
            <chart:data-point chart:repeated="12"/>
          </chart:series>
          <chart:series chart:style-name="ch14" chart:values-cell-range-address="local-table.$G$2:.$G$13" chart:label-cell-address="local-table.$G$1" chart:class="chart:bar">
            <chart:data-point chart:repeated="12"/>
          </chart:series>
          <chart:series chart:style-name="ch15" chart:values-cell-range-address="local-table.$H$2:.$H$13" chart:label-cell-address="local-table.$H$1" chart:class="chart:bar">
            <chart:data-point chart:repeated="12"/>
          </chart:series>
          <chart:series chart:style-name="ch16" chart:values-cell-range-address="local-table.$I$2:.$I$13" chart:label-cell-address="local-table.$I$1" chart:class="chart:bar">
            <chart:data-point chart:repeated="12"/>
          </chart:series>
          <chart:series chart:style-name="ch17" chart:values-cell-range-address="local-table.$J$2:.$J$13" chart:label-cell-address="local-table.$J$1" chart:class="chart:ba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K11 Malyutka (AT-3 Sagger)</text:p>
              </table:table-cell>
              <table:table-cell office:value-type="string">
                <text:p>9K111 Fagot (AT-4 Spigot)</text:p>
              </table:table-cell>
              <table:table-cell office:value-type="string">
                <text:p>9M113 Konkurs (AT-5 Spandrel)</text:p>
              </table:table-cell>
              <table:table-cell office:value-type="string">
                <text:p>9K115 Metis (AT-7 Saxhorn)</text:p>
              </table:table-cell>
              <table:table-cell office:value-type="string">
                <text:p>9M133 Kornet (AT-14 Spriggan)</text:p>
              </table:table-cell>
              <table:table-cell office:value-type="string">
                <text:p>BGM-71 TOW</text:p>
              </table:table-cell>
              <table:table-cell office:value-type="string">
                <text:p>Milan</text:p>
              </table:table-cell>
              <table:table-cell office:value-type="string">
                <text:p>HJ-8 Red Arrow</text:p>
              </table:table-cell>
              <table:table-cell office:value-type="string">
                <text:p>Unknown ATGM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text:list>
                  <text:list-item>
                    <text:p>Jan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ruary</text:p>
                <text:list>
                  <text:list-item>
                    <text:p>Febr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  <text:list>
                  <text:list-item>
                    <text:p>M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  <text:list>
                  <text:list-item>
                    <text:p>Apr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  <text:list>
                  <text:list-item>
                    <text:p>Ma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  <text:list>
                  <text:list-item>
                    <text:p>Ju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  <text:list>
                  <text:list-item>
                    <text:p>Ju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  <text:list>
                  <text:list-item>
                    <text:p>Augus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  <text:list>
                  <text:list-item>
                    <text:p>Sept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  <text:list>
                  <text:list-item>
                    <text:p>Octo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  <text:list>
                  <text:list-item>
                    <text:p>Nov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  <text:list>
                  <text:list-item>
                    <text:p>Dec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0" number:language="cs" number:country="CZ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solid" svg:stroke-width="0.1cm" draw:fill-color="#eeeeee" draw:opacity="50%" draw:opacity-name="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80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0.222cm" svg:height="9.22cm" xlink:href="." xlink:type="simple" chart:class="chart:bar" chart:style-name="ch1">
        <chart:title svg:x="16.178cm" svg:y="0.32cm" chart:style-name="ch2">
          <text:p>ATGMs used by Syrian rebels in 2011</text:p>
        </chart:title>
        <chart:legend chart:legend-position="end" svg:x="34.175cm" svg:y="2.202cm" style:legend-expansion="high" chart:style-name="ch3"/>
        <chart:plot-area chart:style-name="ch4" chart:data-source-has-labels="both" svg:x="1.254cm" svg:y="1.467cm" svg:width="31.313cm" svg:height="7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475cm" svg:y="1.467cm" svg:width="29.597cm" svg:height="6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series chart:style-name="ch13" chart:values-cell-range-address="local-table.$F$2:.$F$13" chart:label-cell-address="local-table.$F$1" chart:class="chart:bar">
            <chart:data-point chart:repeated="12"/>
          </chart:series>
          <chart:series chart:style-name="ch14" chart:values-cell-range-address="local-table.$G$2:.$G$13" chart:label-cell-address="local-table.$G$1" chart:class="chart:bar">
            <chart:data-point chart:repeated="12"/>
          </chart:series>
          <chart:series chart:style-name="ch15" chart:values-cell-range-address="local-table.$H$2:.$H$13" chart:label-cell-address="local-table.$H$1" chart:class="chart:bar">
            <chart:data-point chart:repeated="12"/>
          </chart:series>
          <chart:series chart:style-name="ch16" chart:values-cell-range-address="local-table.$I$2:.$I$13" chart:label-cell-address="local-table.$I$1" chart:class="chart:bar">
            <chart:data-point chart:repeated="12"/>
          </chart:series>
          <chart:series chart:style-name="ch17" chart:values-cell-range-address="local-table.$J$2:.$J$13" chart:label-cell-address="local-table.$J$1" chart:class="chart:ba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K11 Malyutka (AT-3 Sagger)</text:p>
                <text:list>
                  <text:list-item>
                    <text:p>9K11 Malyutka (AT-3 Sagger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9K111 Fagot (AT-4 Spigot)</text:p>
                <text:list>
                  <text:list-item>
                    <text:p>9K111 Fagot (AT-4 Spigot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9M113 Konkurs (AT-5 Spandrel)</text:p>
                <text:list>
                  <text:list-item>
                    <text:p>9M113 Konkurs (AT-5 Spandrel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9K115 Metis (AT-7 Saxhorn)</text:p>
                <text:list>
                  <text:list-item>
                    <text:p>9K115 Metis (AT-7 Saxhorn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9M133 Kornet (AT-14 Spriggan)</text:p>
                <text:list>
                  <text:list-item>
                    <text:p>9M133 Kornet (AT-14 Spriggan)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BGM-71 TOW</text:p>
                <text:list>
                  <text:list-item>
                    <text:p>BGM-71 TOW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Milan</text:p>
                <text:list>
                  <text:list-item>
                    <text:p>Milan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HJ-8 Red Arrow</text:p>
                <text:list>
                  <text:list-item>
                    <text:p>HJ-8 Red Arrow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Unknown ATGM</text:p>
                <text:list>
                  <text:list-item>
                    <text:p>Unknown ATGM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text:list>
                  <text:list-item>
                    <text:p>Jan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ruary</text:p>
                <text:list>
                  <text:list-item>
                    <text:p>Febr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  <text:list>
                  <text:list-item>
                    <text:p>M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  <text:list>
                  <text:list-item>
                    <text:p>Apr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  <text:list>
                  <text:list-item>
                    <text:p>Ma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  <text:list>
                  <text:list-item>
                    <text:p>Ju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  <text:list>
                  <text:list-item>
                    <text:p>Ju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  <text:list>
                  <text:list-item>
                    <text:p>Augus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  <text:list>
                  <text:list-item>
                    <text:p>Sept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  <text:list>
                  <text:list-item>
                    <text:p>Octo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  <text:list>
                  <text:list-item>
                    <text:p>Nov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  <text:list>
                  <text:list-item>
                    <text:p>Dec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0" number:language="cs" number:country="CZ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solid" svg:stroke-width="0.1cm" draw:fill-color="#eeeeee" draw:opacity="50%" draw:opacity-name="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80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0.222cm" svg:height="9.22cm" xlink:href="." xlink:type="simple" chart:class="chart:bar" chart:style-name="ch1">
        <chart:title svg:x="16.178cm" svg:y="0.32cm" chart:style-name="ch2">
          <text:p>ATGMs used by Syrian rebels in 2013</text:p>
        </chart:title>
        <chart:legend chart:legend-position="end" svg:x="34.281cm" svg:y="2.202cm" style:legend-expansion="high" chart:style-name="ch3"/>
        <chart:plot-area chart:style-name="ch4" chart:data-source-has-labels="both" svg:x="1.254cm" svg:y="1.467cm" svg:width="31.419cm" svg:height="7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433cm" svg:y="1.467cm" svg:width="29.68cm" svg:height="6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series chart:style-name="ch13" chart:values-cell-range-address="local-table.$F$2:.$F$13" chart:label-cell-address="local-table.$F$1" chart:class="chart:bar">
            <chart:data-point chart:repeated="12"/>
          </chart:series>
          <chart:series chart:style-name="ch14" chart:values-cell-range-address="local-table.$G$2:.$G$13" chart:label-cell-address="local-table.$G$1" chart:class="chart:bar">
            <chart:data-point chart:repeated="12"/>
          </chart:series>
          <chart:series chart:style-name="ch15" chart:values-cell-range-address="local-table.$H$2:.$H$13" chart:label-cell-address="local-table.$H$1" chart:class="chart:bar">
            <chart:data-point chart:repeated="12"/>
          </chart:series>
          <chart:series chart:style-name="ch16" chart:values-cell-range-address="local-table.$I$2:.$I$13" chart:label-cell-address="local-table.$I$1" chart:class="chart:bar">
            <chart:data-point chart:repeated="12"/>
          </chart:series>
          <chart:series chart:style-name="ch17" chart:values-cell-range-address="local-table.$J$2:.$J$13" chart:label-cell-address="local-table.$J$1" chart:class="chart:ba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K11 Malyutka (AT-3 Sagger)</text:p>
              </table:table-cell>
              <table:table-cell office:value-type="string">
                <text:p>9K111 Fagot (AT-4 Spigot)</text:p>
              </table:table-cell>
              <table:table-cell office:value-type="string">
                <text:p>9M113 Konkurs (AT-5 Spandrel)</text:p>
              </table:table-cell>
              <table:table-cell office:value-type="string">
                <text:p>9K115 Metis (AT-7 Saxhorn)</text:p>
              </table:table-cell>
              <table:table-cell office:value-type="string">
                <text:p>9M133 Kornet (AT-14 Spriggan)</text:p>
              </table:table-cell>
              <table:table-cell office:value-type="string">
                <text:p>BGM-71 TOW</text:p>
              </table:table-cell>
              <table:table-cell office:value-type="string">
                <text:p>Milan</text:p>
              </table:table-cell>
              <table:table-cell office:value-type="string">
                <text:p>HJ-8 Red Arrow</text:p>
              </table:table-cell>
              <table:table-cell office:value-type="string">
                <text:p>Unknown ATGM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text:list>
                  <text:list-item>
                    <text:p>Jan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ruary</text:p>
                <text:list>
                  <text:list-item>
                    <text:p>Febr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  <text:list>
                  <text:list-item>
                    <text:p>M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  <text:list>
                  <text:list-item>
                    <text:p>Apr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  <text:list>
                  <text:list-item>
                    <text:p>Ma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une</text:p>
                <text:list>
                  <text:list-item>
                    <text:p>Ju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uly</text:p>
                <text:list>
                  <text:list-item>
                    <text:p>Ju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  <text:list>
                  <text:list-item>
                    <text:p>Augus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ptember</text:p>
                <text:list>
                  <text:list-item>
                    <text:p>Sept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ctober</text:p>
                <text:list>
                  <text:list-item>
                    <text:p>Octo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ovember</text:p>
                <text:list>
                  <text:list-item>
                    <text:p>Nov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  <text:list>
                  <text:list-item>
                    <text:p>Dec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eeeeee" draw:opacity="50%" draw:opacity-name="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0.222cm" svg:height="9.22cm" xlink:href=".." xlink:type="simple" chart:class="chart:bar" chart:style-name="ch1">
        <chart:title svg:x="16.178cm" svg:y="0.32cm" chart:style-name="ch2">
          <text:p>ATGMs used by Syrian rebels in 2014</text:p>
        </chart:title>
        <chart:legend chart:legend-position="end" svg:x="34.281cm" svg:y="2.202cm" style:legend-expansion="high" chart:style-name="ch3"/>
        <chart:plot-area chart:style-name="ch4" table:cell-range-address="List1.A49:List1.K60 List1.C48:List1.K48" chart:data-source-has-labels="both" svg:x="1.254cm" svg:y="1.467cm" svg:width="31.419cm" svg:height="7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433cm" svg:y="1.467cm" svg:width="29.68cm" svg:height="6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ist1.A49:List1.B6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ist1.C49:List1.C60" chart:label-cell-address="List1.C48:List1.C48" chart:class="chart:bar">
            <chart:data-point chart:repeated="12"/>
          </chart:series>
          <chart:series chart:style-name="ch10" chart:values-cell-range-address="List1.D49:List1.D60" chart:label-cell-address="List1.D48:List1.D48" chart:class="chart:bar">
            <chart:data-point chart:repeated="12"/>
          </chart:series>
          <chart:series chart:style-name="ch11" chart:values-cell-range-address="List1.E49:List1.E60" chart:label-cell-address="List1.E48:List1.E48" chart:class="chart:bar">
            <chart:data-point chart:repeated="12"/>
          </chart:series>
          <chart:series chart:style-name="ch12" chart:values-cell-range-address="List1.F49:List1.F60" chart:label-cell-address="List1.F48:List1.F48" chart:class="chart:bar">
            <chart:data-point chart:repeated="12"/>
          </chart:series>
          <chart:series chart:style-name="ch13" chart:values-cell-range-address="List1.G49:List1.G60" chart:label-cell-address="List1.G48:List1.G48" chart:class="chart:bar">
            <chart:data-point chart:repeated="12"/>
          </chart:series>
          <chart:series chart:style-name="ch14" chart:values-cell-range-address="List1.H49:List1.H60" chart:label-cell-address="List1.H48:List1.H48" chart:class="chart:bar">
            <chart:data-point chart:repeated="12"/>
          </chart:series>
          <chart:series chart:style-name="ch15" chart:values-cell-range-address="List1.I49:List1.I60" chart:label-cell-address="List1.I48:List1.I48" chart:class="chart:bar">
            <chart:data-point chart:repeated="12"/>
          </chart:series>
          <chart:series chart:style-name="ch16" chart:values-cell-range-address="List1.J49:List1.J60" chart:label-cell-address="List1.J48:List1.J48" chart:class="chart:bar">
            <chart:data-point chart:repeated="12"/>
          </chart:series>
          <chart:series chart:style-name="ch17" chart:values-cell-range-address="List1.K49:List1.K60" chart:label-cell-address="List1.K48:List1.K48" chart:class="chart:ba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K11 Malyutka (AT-3 Sagger)</text:p>
                <draw:g>
                  <svg:desc>List1.C48:List1.C48</svg:desc>
                </draw:g>
              </table:table-cell>
              <table:table-cell office:value-type="string">
                <text:p>9K111 Fagot (AT-4 Spigot)</text:p>
                <draw:g>
                  <svg:desc>List1.D48:List1.D48</svg:desc>
                </draw:g>
              </table:table-cell>
              <table:table-cell office:value-type="string">
                <text:p>9M113 Konkurs (AT-5 Spandrel)</text:p>
                <draw:g>
                  <svg:desc>List1.E48:List1.E48</svg:desc>
                </draw:g>
              </table:table-cell>
              <table:table-cell office:value-type="string">
                <text:p>9K115 Metis (AT-7 Saxhorn)</text:p>
                <draw:g>
                  <svg:desc>List1.F48:List1.F48</svg:desc>
                </draw:g>
              </table:table-cell>
              <table:table-cell office:value-type="string">
                <text:p>9M133 Kornet (AT-14 Spriggan)</text:p>
                <draw:g>
                  <svg:desc>List1.G48:List1.G48</svg:desc>
                </draw:g>
              </table:table-cell>
              <table:table-cell office:value-type="string">
                <text:p>BGM-71 TOW</text:p>
                <draw:g>
                  <svg:desc>List1.H48:List1.H48</svg:desc>
                </draw:g>
              </table:table-cell>
              <table:table-cell office:value-type="string">
                <text:p>Milan</text:p>
                <draw:g>
                  <svg:desc>List1.I48:List1.I48</svg:desc>
                </draw:g>
              </table:table-cell>
              <table:table-cell office:value-type="string">
                <text:p>HJ-8 Red Arrow</text:p>
                <draw:g>
                  <svg:desc>List1.J48:List1.J48</svg:desc>
                </draw:g>
              </table:table-cell>
              <table:table-cell office:value-type="string">
                <text:p>Unknown ATGM</text:p>
                <draw:g>
                  <svg:desc>List1.K48:List1.K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text:list>
                  <text:list-item>
                    <text:p>January</text:p>
                  </text:list-item>
                  <text:list-item>
                    <text:p/>
                  </text:list-item>
                </text:list>
                <draw:g>
                  <svg:desc>List1.A49:List1.B60</svg:desc>
                </draw:g>
              </table:table-cell>
              <table:table-cell office:value-type="float" office:value="0">
                <text:p>0</text:p>
                <draw:g>
                  <svg:desc>List1.C49:List1.C60</svg:desc>
                </draw:g>
              </table:table-cell>
              <table:table-cell office:value-type="float" office:value="1">
                <text:p>1</text:p>
                <draw:g>
                  <svg:desc>List1.D49:List1.D60</svg:desc>
                </draw:g>
              </table:table-cell>
              <table:table-cell office:value-type="float" office:value="1">
                <text:p>1</text:p>
                <draw:g>
                  <svg:desc>List1.E49:List1.E60</svg:desc>
                </draw:g>
              </table:table-cell>
              <table:table-cell office:value-type="float" office:value="0">
                <text:p>0</text:p>
                <draw:g>
                  <svg:desc>List1.F49:List1.F60</svg:desc>
                </draw:g>
              </table:table-cell>
              <table:table-cell office:value-type="float" office:value="0">
                <text:p>0</text:p>
                <draw:g>
                  <svg:desc>List1.G49:List1.G60</svg:desc>
                </draw:g>
              </table:table-cell>
              <table:table-cell office:value-type="float" office:value="0">
                <text:p>0</text:p>
                <draw:g>
                  <svg:desc>List1.H49:List1.H60</svg:desc>
                </draw:g>
              </table:table-cell>
              <table:table-cell office:value-type="float" office:value="0">
                <text:p>0</text:p>
                <draw:g>
                  <svg:desc>List1.I49:List1.I60</svg:desc>
                </draw:g>
              </table:table-cell>
              <table:table-cell office:value-type="float" office:value="0">
                <text:p>0</text:p>
                <draw:g>
                  <svg:desc>List1.J49:List1.J60</svg:desc>
                </draw:g>
              </table:table-cell>
              <table:table-cell office:value-type="float" office:value="0">
                <text:p>0</text:p>
                <draw:g>
                  <svg:desc>List1.K49:List1.K60</svg:desc>
                </draw:g>
              </table:table-cell>
            </table:table-row>
            <table:table-row>
              <table:table-cell office:value-type="string">
                <text:p>February</text:p>
                <text:list>
                  <text:list-item>
                    <text:p>Febr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ch</text:p>
                <text:list>
                  <text:list-item>
                    <text:p>M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ril</text:p>
                <text:list>
                  <text:list-item>
                    <text:p>Apr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y</text:p>
                <text:list>
                  <text:list-item>
                    <text:p>Ma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une</text:p>
                <text:list>
                  <text:list-item>
                    <text:p>Ju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uly</text:p>
                <text:list>
                  <text:list-item>
                    <text:p>Ju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  <text:list>
                  <text:list-item>
                    <text:p>Augus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  <text:list>
                  <text:list-item>
                    <text:p>Sept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  <text:list>
                  <text:list-item>
                    <text:p>Octo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  <text:list>
                  <text:list-item>
                    <text:p>Nov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  <text:list>
                  <text:list-item>
                    <text:p>Dec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0" number:language="cs" number:country="CZ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solid" svg:stroke-width="0.1cm" draw:fill-color="#eeeeee" draw:opacity="50%" draw:opacity-name="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80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0.222cm" svg:height="9.22cm" xlink:href="." xlink:type="simple" chart:class="chart:bar" chart:style-name="ch1">
        <chart:title svg:x="16.178cm" svg:y="0.32cm" chart:style-name="ch2">
          <text:p>ATGMs used by Syrian rebels in 2015</text:p>
        </chart:title>
        <chart:legend chart:legend-position="end" svg:x="34.281cm" svg:y="2.202cm" style:legend-expansion="high" chart:style-name="ch3"/>
        <chart:plot-area chart:style-name="ch4" chart:data-source-has-labels="both" svg:x="1.254cm" svg:y="1.467cm" svg:width="31.419cm" svg:height="7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606cm" svg:y="1.467cm" svg:width="29.52cm" svg:height="6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series chart:style-name="ch13" chart:values-cell-range-address="local-table.$F$2:.$F$13" chart:label-cell-address="local-table.$F$1" chart:class="chart:bar">
            <chart:data-point chart:repeated="12"/>
          </chart:series>
          <chart:series chart:style-name="ch14" chart:values-cell-range-address="local-table.$G$2:.$G$13" chart:label-cell-address="local-table.$G$1" chart:class="chart:bar">
            <chart:data-point chart:repeated="12"/>
          </chart:series>
          <chart:series chart:style-name="ch15" chart:values-cell-range-address="local-table.$H$2:.$H$13" chart:label-cell-address="local-table.$H$1" chart:class="chart:bar">
            <chart:data-point chart:repeated="12"/>
          </chart:series>
          <chart:series chart:style-name="ch16" chart:values-cell-range-address="local-table.$I$2:.$I$13" chart:label-cell-address="local-table.$I$1" chart:class="chart:bar">
            <chart:data-point chart:repeated="12"/>
          </chart:series>
          <chart:series chart:style-name="ch17" chart:values-cell-range-address="local-table.$J$2:.$J$13" chart:label-cell-address="local-table.$J$1" chart:class="chart:ba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K11 Malyutka (AT-3 Sagger)</text:p>
              </table:table-cell>
              <table:table-cell office:value-type="string">
                <text:p>9K111 Fagot (AT-4 Spigot)</text:p>
              </table:table-cell>
              <table:table-cell office:value-type="string">
                <text:p>9M113 Konkurs (AT-5 Spandrel)</text:p>
              </table:table-cell>
              <table:table-cell office:value-type="string">
                <text:p>9K115 Metis (AT-7 Saxhorn)</text:p>
              </table:table-cell>
              <table:table-cell office:value-type="string">
                <text:p>9M133 Kornet (AT-14 Spriggan)</text:p>
              </table:table-cell>
              <table:table-cell office:value-type="string">
                <text:p>BGM-71 TOW</text:p>
              </table:table-cell>
              <table:table-cell office:value-type="string">
                <text:p>Milan</text:p>
              </table:table-cell>
              <table:table-cell office:value-type="string">
                <text:p>HJ-8 Red Arrow</text:p>
              </table:table-cell>
              <table:table-cell office:value-type="string">
                <text:p>Unknown ATGM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text:list>
                  <text:list-item>
                    <text:p>Jan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ruary</text:p>
                <text:list>
                  <text:list-item>
                    <text:p>Febr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ch</text:p>
                <text:list>
                  <text:list-item>
                    <text:p>M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  <text:list>
                  <text:list-item>
                    <text:p>Apr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  <text:list>
                  <text:list-item>
                    <text:p>Ma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  <text:list>
                  <text:list-item>
                    <text:p>Ju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  <text:list>
                  <text:list-item>
                    <text:p>Ju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  <text:list>
                  <text:list-item>
                    <text:p>Augus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  <text:list>
                  <text:list-item>
                    <text:p>Sept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ctober</text:p>
                <text:list>
                  <text:list-item>
                    <text:p>Octo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7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ovember</text:p>
                <text:list>
                  <text:list-item>
                    <text:p>Nov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  <text:list>
                  <text:list-item>
                    <text:p>Dec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0" number:language="cs" number:country="CZ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solid" svg:stroke-width="0.1cm" draw:fill-color="#eeeeee" draw:opacity="50%" draw:opacity-name="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80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0.222cm" svg:height="9.22cm" xlink:href="." xlink:type="simple" chart:class="chart:bar" chart:style-name="ch1">
        <chart:title svg:x="16.178cm" svg:y="0.32cm" chart:style-name="ch2">
          <text:p>ATGMs used by Syrian rebels in 2016</text:p>
        </chart:title>
        <chart:legend chart:legend-position="end" svg:x="34.281cm" svg:y="2.202cm" style:legend-expansion="high" chart:style-name="ch3"/>
        <chart:plot-area chart:style-name="ch4" chart:data-source-has-labels="both" svg:x="1.254cm" svg:y="1.467cm" svg:width="31.419cm" svg:height="7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606cm" svg:y="1.467cm" svg:width="29.52cm" svg:height="6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series chart:style-name="ch13" chart:values-cell-range-address="local-table.$F$2:.$F$13" chart:label-cell-address="local-table.$F$1" chart:class="chart:bar">
            <chart:data-point chart:repeated="12"/>
          </chart:series>
          <chart:series chart:style-name="ch14" chart:values-cell-range-address="local-table.$G$2:.$G$13" chart:label-cell-address="local-table.$G$1" chart:class="chart:bar">
            <chart:data-point chart:repeated="12"/>
          </chart:series>
          <chart:series chart:style-name="ch15" chart:values-cell-range-address="local-table.$H$2:.$H$13" chart:label-cell-address="local-table.$H$1" chart:class="chart:bar">
            <chart:data-point chart:repeated="12"/>
          </chart:series>
          <chart:series chart:style-name="ch16" chart:values-cell-range-address="local-table.$I$2:.$I$13" chart:label-cell-address="local-table.$I$1" chart:class="chart:bar">
            <chart:data-point chart:repeated="12"/>
          </chart:series>
          <chart:series chart:style-name="ch17" chart:values-cell-range-address="local-table.$J$2:.$J$13" chart:label-cell-address="local-table.$J$1" chart:class="chart:ba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K11 Malyutka (AT-3 Sagger)</text:p>
              </table:table-cell>
              <table:table-cell office:value-type="string">
                <text:p>9K111 Fagot (AT-4 Spigot)</text:p>
              </table:table-cell>
              <table:table-cell office:value-type="string">
                <text:p>9M113 Konkurs (AT-5 Spandrel)</text:p>
              </table:table-cell>
              <table:table-cell office:value-type="string">
                <text:p>9K115 Metis (AT-7 Saxhorn)</text:p>
              </table:table-cell>
              <table:table-cell office:value-type="string">
                <text:p>9M133 Kornet (AT-14 Spriggan)</text:p>
              </table:table-cell>
              <table:table-cell office:value-type="string">
                <text:p>BGM-71 TOW</text:p>
              </table:table-cell>
              <table:table-cell office:value-type="string">
                <text:p>Milan</text:p>
              </table:table-cell>
              <table:table-cell office:value-type="string">
                <text:p>HJ-8 Red Arrow</text:p>
              </table:table-cell>
              <table:table-cell office:value-type="string">
                <text:p>Unknown ATGM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text:list>
                  <text:list-item>
                    <text:p>Jan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ruary</text:p>
                <text:list>
                  <text:list-item>
                    <text:p>Febr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ch</text:p>
                <text:list>
                  <text:list-item>
                    <text:p>M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  <text:list>
                  <text:list-item>
                    <text:p>Apr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  <text:list>
                  <text:list-item>
                    <text:p>Ma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une</text:p>
                <text:list>
                  <text:list-item>
                    <text:p>Ju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uly</text:p>
                <text:list>
                  <text:list-item>
                    <text:p>Ju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gust</text:p>
                <text:list>
                  <text:list-item>
                    <text:p>Augus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ptember</text:p>
                <text:list>
                  <text:list-item>
                    <text:p>Sept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ctober</text:p>
                <text:list>
                  <text:list-item>
                    <text:p>Octo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ovember</text:p>
                <text:list>
                  <text:list-item>
                    <text:p>Nov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cember</text:p>
                <text:list>
                  <text:list-item>
                    <text:p>Dec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0" number:language="cs" number:country="CZ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solid" svg:stroke-width="0.1cm" draw:fill-color="#eeeeee" draw:opacity="50%" draw:opacity-name="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80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false"/>
      <style:graphic-properties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false"/>
      <style:graphic-properties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0.222cm" svg:height="9.22cm" xlink:href="." xlink:type="simple" chart:class="chart:bar" chart:style-name="ch1">
        <chart:title svg:x="16.178cm" svg:y="0.32cm" chart:style-name="ch2">
          <text:p>ATGMs used by Syrian rebels in 2017</text:p>
        </chart:title>
        <chart:legend chart:legend-position="end" svg:x="34.281cm" svg:y="2.202cm" style:legend-expansion="high" chart:style-name="ch3"/>
        <chart:plot-area chart:style-name="ch4" chart:data-source-has-labels="both" svg:x="1.254cm" svg:y="1.467cm" svg:width="31.419cm" svg:height="7.1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433cm" svg:y="1.467cm" svg:width="29.68cm" svg:height="6.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series chart:style-name="ch13" chart:values-cell-range-address="local-table.$F$2:.$F$13" chart:label-cell-address="local-table.$F$1" chart:class="chart:bar">
            <chart:data-point chart:repeated="12"/>
          </chart:series>
          <chart:series chart:style-name="ch14" chart:values-cell-range-address="local-table.$G$2:.$G$13" chart:label-cell-address="local-table.$G$1" chart:class="chart:bar">
            <chart:data-point chart:repeated="12"/>
          </chart:series>
          <chart:series chart:style-name="ch15" chart:values-cell-range-address="local-table.$H$2:.$H$13" chart:label-cell-address="local-table.$H$1" chart:class="chart:bar">
            <chart:data-point chart:repeated="12"/>
          </chart:series>
          <chart:series chart:style-name="ch16" chart:values-cell-range-address="local-table.$I$2:.$I$13" chart:label-cell-address="local-table.$I$1" chart:class="chart:bar">
            <chart:data-point chart:repeated="12"/>
          </chart:series>
          <chart:series chart:style-name="ch17" chart:values-cell-range-address="local-table.$J$2:.$J$13" chart:label-cell-address="local-table.$J$1" chart:class="chart:ba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K11 Malyutka (AT-3 Sagger)</text:p>
              </table:table-cell>
              <table:table-cell office:value-type="string">
                <text:p>9K111 Fagot (AT-4 Spigot)</text:p>
              </table:table-cell>
              <table:table-cell office:value-type="string">
                <text:p>9M113 Konkurs (AT-5 Spandrel)</text:p>
              </table:table-cell>
              <table:table-cell office:value-type="string">
                <text:p>9K115 Metis (AT-7 Saxhorn)</text:p>
              </table:table-cell>
              <table:table-cell office:value-type="string">
                <text:p>9M133 Kornet (AT-14 Spriggan)</text:p>
              </table:table-cell>
              <table:table-cell office:value-type="string">
                <text:p>BGM-71 TOW</text:p>
              </table:table-cell>
              <table:table-cell office:value-type="string">
                <text:p>Milan</text:p>
              </table:table-cell>
              <table:table-cell office:value-type="string">
                <text:p>HJ-8 Red Arrow</text:p>
              </table:table-cell>
              <table:table-cell office:value-type="string">
                <text:p>Unknown ATGM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text:list>
                  <text:list-item>
                    <text:p>Jan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bruary</text:p>
                <text:list>
                  <text:list-item>
                    <text:p>Februar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ch</text:p>
                <text:list>
                  <text:list-item>
                    <text:p>M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ril</text:p>
                <text:list>
                  <text:list-item>
                    <text:p>Apr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  <text:list>
                  <text:list-item>
                    <text:p>Ma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une</text:p>
                <text:list>
                  <text:list-item>
                    <text:p>Ju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uly</text:p>
                <text:list>
                  <text:list-item>
                    <text:p>Jul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  <text:list>
                  <text:list-item>
                    <text:p>Augus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  <text:list>
                  <text:list-item>
                    <text:p>Sept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ctober</text:p>
                <text:list>
                  <text:list-item>
                    <text:p>Octo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vember</text:p>
                <text:list>
                  <text:list-item>
                    <text:p>Nov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cember</text:p>
                <text:list>
                  <text:list-item>
                    <text:p>Decemb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eeeee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481cm" svg:height="10.283cm" xlink:href=".." xlink:type="simple" chart:class="chart:bar" chart:style-name="ch1">
        <chart:title svg:x="17.651cm" svg:y="0.341cm" chart:style-name="ch2">
          <text:p>Syrian rebel ATGM use per month</text:p>
        </chart:title>
        <chart:plot-area chart:style-name="ch3" table:cell-range-address="List1.M4:List1.N91" chart:data-source-has-labels="column" svg:x="1.299cm" svg:y="1.735cm" svg:width="39.484cm" svg:height="7.923cm">
          <chartooo:coordinate-region svg:x="2.106cm" svg:y="1.947cm" svg:width="38.677cm" svg:height="7.038cm"/>
          <chart:axis chart:dimension="x" chart:name="primary-x" chart:style-name="ch4" chartooo:axis-type="auto">
            <chartooo:date-scale/>
            <chart:categories table:cell-range-address="List1.M4:List1.M9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N4:List1.N91" chart:class="chart:bar">
            <chart:data-point chart:repeated="8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N</text:p>
              </table:table-cell>
            </table:table-row>
          </table:table-header-rows>
          <table:table-rows>
            <table:table-row>
              <table:table-cell office:value-type="float" office:value="2011">
                <text:p>2010</text:p>
                <draw:g>
                  <svg:desc>List1.M4:List1.M91</svg:desc>
                </draw:g>
              </table:table-cell>
              <table:table-cell office:value-type="float" office:value="0">
                <text:p>0</text:p>
                <draw:g>
                  <svg:desc>List1.N4:List1.N9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